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'Courier New', Courier, Monaco, monospace"/>
    <style:font-face style:name="Consolas2" svg:font-family="Consolas, Menlo, 'Lucida Console', 'Courier New'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Source Sans Pro1" svg:font-family="'Source Sans Pro', 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cea0" officeooo:paragraph-rsid="0012cea0" style:font-size-asian="21pt" style:font-size-complex="24pt"/>
    </style:style>
    <style:style style:name="P2" style:family="paragraph" style:parent-style-name="Standard">
      <style:text-properties fo:font-size="24pt" officeooo:rsid="0012cea0" officeooo:paragraph-rsid="0013e380" style:font-size-asian="21pt" style:font-size-complex="24pt"/>
    </style:style>
    <style:style style:name="P3" style:family="paragraph" style:parent-style-name="Standard">
      <style:text-properties fo:font-size="24pt" officeooo:rsid="0015796b" officeooo:paragraph-rsid="0015796b" style:font-size-asian="21pt" style:font-size-complex="24pt"/>
    </style:style>
    <style:style style:name="P4" style:family="paragraph" style:parent-style-name="Standard">
      <style:text-properties fo:font-size="24pt" officeooo:rsid="00159526" officeooo:paragraph-rsid="00159526" style:font-size-asian="21pt" style:font-size-complex="24pt"/>
    </style:style>
    <style:style style:name="P5" style:family="paragraph" style:parent-style-name="Standard">
      <style:text-properties fo:font-size="24pt" officeooo:rsid="001698f7" officeooo:paragraph-rsid="001698f7" style:font-size-asian="21pt" style:font-size-complex="24pt"/>
    </style:style>
    <style:style style:name="P6" style:family="paragraph" style:parent-style-name="Standard">
      <style:text-properties fo:font-size="24pt" officeooo:rsid="00187df3" officeooo:paragraph-rsid="00187df3" style:font-size-asian="21pt" style:font-size-complex="24pt"/>
    </style:style>
    <style:style style:name="P7" style:family="paragraph" style:parent-style-name="Standard">
      <style:text-properties fo:font-size="24pt" officeooo:rsid="00189cec" officeooo:paragraph-rsid="00189cec" style:font-size-asian="21pt" style:font-size-complex="24pt"/>
    </style:style>
    <style:style style:name="P8" style:family="paragraph" style:parent-style-name="Standard">
      <style:text-properties fo:font-size="24pt" officeooo:rsid="000b9fcb" officeooo:paragraph-rsid="001a57bb" style:font-size-asian="21pt" style:font-size-complex="24pt"/>
    </style:style>
    <style:style style:name="P9" style:family="paragraph" style:parent-style-name="Standard">
      <style:text-properties fo:font-size="24pt" officeooo:rsid="000ef6ab" officeooo:paragraph-rsid="001a57bb" style:font-size-asian="21pt" style:font-size-complex="24pt"/>
    </style:style>
    <style:style style:name="P10" style:family="paragraph" style:parent-style-name="Standard">
      <style:text-properties fo:font-size="24pt" officeooo:rsid="000da193" officeooo:paragraph-rsid="001a57bb" style:font-size-asian="21pt" style:font-size-complex="24pt"/>
    </style:style>
    <style:style style:name="P11" style:family="paragraph" style:parent-style-name="Standard">
      <style:text-properties fo:font-size="24pt" officeooo:rsid="001abe47" officeooo:paragraph-rsid="001abe47" style:font-size-asian="21pt" style:font-size-complex="24pt"/>
    </style:style>
    <style:style style:name="P12" style:family="paragraph" style:parent-style-name="Standard">
      <style:text-properties fo:font-size="24pt" officeooo:rsid="001ba5c1" officeooo:paragraph-rsid="001ba5c1" style:font-size-asian="21pt" style:font-size-complex="24pt"/>
    </style:style>
    <style:style style:name="P13" style:family="paragraph" style:parent-style-name="Standard">
      <style:text-properties fo:font-size="24pt" officeooo:rsid="001d86af" officeooo:paragraph-rsid="001d86af" style:font-size-asian="21pt" style:font-size-complex="24pt"/>
    </style:style>
    <style:style style:name="P14" style:family="paragraph" style:parent-style-name="Standard">
      <style:text-properties fo:font-size="24pt" officeooo:rsid="0020b15d" officeooo:paragraph-rsid="0020b15d" style:font-size-asian="21pt" style:font-size-complex="24pt"/>
    </style:style>
    <style:style style:name="P15" style:family="paragraph" style:parent-style-name="Standard">
      <style:paragraph-properties style:line-height-at-least="0.2291in"/>
      <style:text-properties fo:font-size="24pt" officeooo:rsid="0020b15d" style:font-size-asian="21pt" style:font-size-complex="24pt"/>
    </style:style>
    <style:style style:name="P16" style:family="paragraph" style:parent-style-name="Standard">
      <style:text-properties fo:font-size="24pt" officeooo:rsid="001a1816" officeooo:paragraph-rsid="001a1816" style:font-size-asian="21pt" style:font-size-complex="24pt"/>
    </style:style>
    <style:style style:name="P17" style:family="paragraph" style:parent-style-name="Standard">
      <style:text-properties fo:font-size="24pt" officeooo:rsid="00244ef4" officeooo:paragraph-rsid="00244ef4" style:font-size-asian="21pt" style:font-size-complex="24pt"/>
    </style:style>
    <style:style style:name="P18" style:family="paragraph" style:parent-style-name="Standard">
      <style:text-properties fo:font-size="24pt" officeooo:rsid="002dba49" officeooo:paragraph-rsid="002dba49" style:font-size-asian="21pt" style:font-size-complex="24pt"/>
    </style:style>
    <style:style style:name="P19" style:family="paragraph" style:parent-style-name="Standard">
      <style:text-properties fo:font-size="24pt" officeooo:rsid="003d7f2b" officeooo:paragraph-rsid="003d7f2b" style:font-size-asian="21pt" style:font-size-complex="24pt"/>
    </style:style>
    <style:style style:name="P20" style:family="paragraph" style:parent-style-name="Standard">
      <style:text-properties fo:font-size="24pt" officeooo:rsid="003f39f5" officeooo:paragraph-rsid="003f39f5" style:font-size-asian="21pt" style:font-size-complex="24pt"/>
    </style:style>
    <style:style style:name="P21" style:family="paragraph" style:parent-style-name="Standard">
      <style:text-properties fo:font-size="24pt" officeooo:rsid="001fe3d3" officeooo:paragraph-rsid="011ea241" style:font-size-asian="21pt" style:font-size-complex="24pt"/>
    </style:style>
    <style:style style:name="P22" style:family="paragraph" style:parent-style-name="Standard">
      <style:text-properties fo:font-size="24pt" officeooo:paragraph-rsid="0020b15d"/>
    </style:style>
    <style:style style:name="P23" style:family="paragraph" style:parent-style-name="Standard">
      <style:text-properties officeooo:paragraph-rsid="001abe47"/>
    </style:style>
    <style:style style:name="P24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25" style:family="paragraph" style:parent-style-name="Standard">
      <style:paragraph-properties style:line-height-at-least="0.2291in"/>
      <style:text-properties fo:color="#d4d4d4" style:font-name="Droid Sans Mono" fo:font-size="12pt" fo:font-weight="normal"/>
    </style:style>
    <style:style style:name="P26" style:family="paragraph" style:parent-style-name="Standard">
      <style:paragraph-properties style:line-height-at-least="0.2291in"/>
      <style:text-properties fo:color="#d4d4d4" fo:background-color="#1e1e1e"/>
    </style:style>
    <style:style style:name="P27" style:family="paragraph" style:parent-style-name="Standard">
      <style:text-properties fo:font-size="20pt" officeooo:rsid="00244ef4" officeooo:paragraph-rsid="0027c086" style:font-size-asian="20pt" style:font-size-complex="20pt"/>
    </style:style>
    <style:style style:name="P28" style:family="paragraph" style:parent-style-name="Standard">
      <style:text-properties fo:font-size="20pt" officeooo:rsid="00244ef4" officeooo:paragraph-rsid="0024dd4d" style:font-size-asian="20pt" style:font-size-complex="20pt"/>
    </style:style>
    <style:style style:name="P29" style:family="paragraph" style:parent-style-name="Standard">
      <style:text-properties fo:font-size="20pt" officeooo:rsid="0024dd4d" officeooo:paragraph-rsid="0024dd4d" style:font-size-asian="20pt" style:font-size-complex="20pt"/>
    </style:style>
    <style:style style:name="P30" style:family="paragraph" style:parent-style-name="Standard">
      <style:text-properties fo:font-size="20pt" officeooo:rsid="0024dd4d" officeooo:paragraph-rsid="00d480e5" style:font-size-asian="20pt" style:font-size-complex="20pt"/>
    </style:style>
    <style:style style:name="P31" style:family="paragraph" style:parent-style-name="Standard">
      <style:text-properties fo:font-size="20pt" officeooo:rsid="002596dc" officeooo:paragraph-rsid="002596dc" style:font-size-asian="20pt" style:font-size-complex="20pt"/>
    </style:style>
    <style:style style:name="P32" style:family="paragraph" style:parent-style-name="Standard">
      <style:text-properties fo:font-size="20pt" officeooo:rsid="002596dc" officeooo:paragraph-rsid="00273bca" style:font-size-asian="20pt" style:font-size-complex="20pt"/>
    </style:style>
    <style:style style:name="P33" style:family="paragraph" style:parent-style-name="Standard">
      <style:text-properties fo:font-size="20pt" officeooo:rsid="00273bca" officeooo:paragraph-rsid="00273bca" style:font-size-asian="20pt" style:font-size-complex="20pt"/>
    </style:style>
    <style:style style:name="P34" style:family="paragraph" style:parent-style-name="Standard">
      <style:text-properties fo:font-size="20pt" officeooo:rsid="0027c086" officeooo:paragraph-rsid="0027c086" style:font-size-asian="20pt" style:font-size-complex="20pt"/>
    </style:style>
    <style:style style:name="P35" style:family="paragraph" style:parent-style-name="Standard">
      <style:text-properties fo:font-size="20pt" officeooo:rsid="002dba49" officeooo:paragraph-rsid="002dba49" style:font-size-asian="20pt" style:font-size-complex="20pt"/>
    </style:style>
    <style:style style:name="P36" style:family="paragraph" style:parent-style-name="Standard">
      <style:text-properties fo:font-size="20pt" officeooo:rsid="003fe29c" officeooo:paragraph-rsid="003fe29c" style:font-size-asian="20pt" style:font-size-complex="20pt"/>
    </style:style>
    <style:style style:name="P37" style:family="paragraph" style:parent-style-name="Standard">
      <style:text-properties fo:font-size="20pt" officeooo:rsid="00494122" officeooo:paragraph-rsid="00494122" style:font-size-asian="20pt" style:font-size-complex="20pt"/>
    </style:style>
    <style:style style:name="P38" style:family="paragraph" style:parent-style-name="Standard">
      <style:text-properties fo:font-size="20pt" officeooo:rsid="0049b85e" officeooo:paragraph-rsid="0049b85e" style:font-size-asian="20pt" style:font-size-complex="20pt"/>
    </style:style>
    <style:style style:name="P39" style:family="paragraph" style:parent-style-name="Standard">
      <style:text-properties fo:font-size="20pt" officeooo:rsid="004a4e79" officeooo:paragraph-rsid="004a4e79" style:font-size-asian="20pt" style:font-size-complex="20pt"/>
    </style:style>
    <style:style style:name="P40" style:family="paragraph" style:parent-style-name="Standard">
      <style:text-properties fo:font-size="20pt" officeooo:rsid="004a6069" officeooo:paragraph-rsid="004a6069" style:font-size-asian="20pt" style:font-size-complex="20pt"/>
    </style:style>
    <style:style style:name="P41" style:family="paragraph" style:parent-style-name="Standard">
      <style:text-properties fo:font-size="20pt" officeooo:rsid="00d480e5" officeooo:paragraph-rsid="00d480e5" style:font-size-asian="20pt" style:font-size-complex="20pt"/>
    </style:style>
    <style:style style:name="P42" style:family="paragraph" style:parent-style-name="Standard">
      <style:text-properties fo:font-variant="normal" fo:text-transform="none" fo:color="#000000" style:font-name="Source Sans Pro" fo:font-size="9pt" fo:letter-spacing="normal" fo:font-style="normal" fo:font-weight="normal" officeooo:rsid="004a6069" officeooo:paragraph-rsid="004a6069" style:font-size-asian="20pt" style:font-size-complex="20pt"/>
    </style:style>
    <style:style style:name="P4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b271e" officeooo:paragraph-rsid="004b271e" style:font-size-asian="17.5pt" style:font-size-complex="20pt"/>
    </style:style>
    <style:style style:name="P4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cb41e" officeooo:paragraph-rsid="004cb41e" style:font-size-asian="17.5pt" style:font-size-complex="20pt"/>
    </style:style>
    <style:style style:name="P4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e6f11" officeooo:paragraph-rsid="004e6f11" style:font-size-asian="17.5pt" style:font-size-complex="20pt"/>
    </style:style>
    <style:style style:name="P4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ec1ae" officeooo:paragraph-rsid="004ec1ae" style:font-size-asian="17.5pt" style:font-size-complex="20pt"/>
    </style:style>
    <style:style style:name="P4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01eb5" officeooo:paragraph-rsid="00501eb5" style:font-size-asian="17.5pt" style:font-size-complex="20pt"/>
    </style:style>
    <style:style style:name="P4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1a9b5" officeooo:paragraph-rsid="0051a9b5" style:font-size-asian="17.5pt" style:font-size-complex="20pt"/>
    </style:style>
    <style:style style:name="P4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3aab0" officeooo:paragraph-rsid="0053aab0" style:font-size-asian="17.5pt" style:font-size-complex="20pt"/>
    </style:style>
    <style:style style:name="P5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554df" officeooo:paragraph-rsid="005554df" style:font-size-asian="17.5pt" style:font-size-complex="20pt"/>
    </style:style>
    <style:style style:name="P5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6b2f0" officeooo:paragraph-rsid="0056b2f0" style:font-size-asian="17.5pt" style:font-size-complex="20pt"/>
    </style:style>
    <style:style style:name="P5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8cda0" officeooo:paragraph-rsid="0058cda0" style:font-size-asian="17.5pt" style:font-size-complex="20pt"/>
    </style:style>
    <style:style style:name="P5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a6f7a" officeooo:paragraph-rsid="005a6f7a" style:font-size-asian="17.5pt" style:font-size-complex="20pt"/>
    </style:style>
    <style:style style:name="P5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b8d73" officeooo:paragraph-rsid="005b8d73" style:font-size-asian="17.5pt" style:font-size-complex="20pt"/>
    </style:style>
    <style:style style:name="P5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c18c7" officeooo:paragraph-rsid="005c18c7" style:font-size-asian="17.5pt" style:font-size-complex="20pt"/>
    </style:style>
    <style:style style:name="P5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d35e4" officeooo:paragraph-rsid="005d35e4" style:font-size-asian="17.5pt" style:font-size-complex="20pt"/>
    </style:style>
    <style:style style:name="P5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e36f9" officeooo:paragraph-rsid="005e36f9" style:font-size-asian="17.5pt" style:font-size-complex="20pt"/>
    </style:style>
    <style:style style:name="P5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14baa" officeooo:paragraph-rsid="00614baa" style:font-size-asian="17.5pt" style:font-size-complex="20pt"/>
    </style:style>
    <style:style style:name="P5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52eaf" officeooo:paragraph-rsid="00652eaf" style:font-size-asian="17.5pt" style:font-size-complex="20pt"/>
    </style:style>
    <style:style style:name="P6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73a86" officeooo:paragraph-rsid="00673a86" style:font-size-asian="17.5pt" style:font-size-complex="20pt"/>
    </style:style>
    <style:style style:name="P6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9b5ee" officeooo:paragraph-rsid="0069b5ee" style:font-size-asian="17.5pt" style:font-size-complex="20pt"/>
    </style:style>
    <style:style style:name="P6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b8120" officeooo:paragraph-rsid="006b8120" style:font-size-asian="17.5pt" style:font-size-complex="20pt"/>
    </style:style>
    <style:style style:name="P6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038ab" officeooo:paragraph-rsid="007038ab" style:font-size-asian="17.5pt" style:font-size-complex="20pt"/>
    </style:style>
    <style:style style:name="P6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038ab" officeooo:paragraph-rsid="0071d944" style:font-size-asian="17.5pt" style:font-size-complex="20pt"/>
    </style:style>
    <style:style style:name="P6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20d50" officeooo:paragraph-rsid="00720d50" style:font-size-asian="17.5pt" style:font-size-complex="20pt"/>
    </style:style>
    <style:style style:name="P6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34e91" officeooo:paragraph-rsid="00734e91" style:font-size-asian="17.5pt" style:font-size-complex="20pt"/>
    </style:style>
    <style:style style:name="P6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0376" officeooo:paragraph-rsid="00740376" style:font-size-asian="17.5pt" style:font-size-complex="20pt"/>
    </style:style>
    <style:style style:name="P6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61f19" officeooo:paragraph-rsid="00761f19" style:font-size-asian="17.5pt" style:font-size-complex="20pt"/>
    </style:style>
    <style:style style:name="P6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d868a" officeooo:paragraph-rsid="0069b5ee" style:font-size-asian="17.5pt" style:font-size-complex="20pt"/>
    </style:style>
    <style:style style:name="P7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812db" officeooo:paragraph-rsid="007812db" style:font-size-asian="17.5pt" style:font-size-complex="20pt"/>
    </style:style>
    <style:style style:name="P7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97e4b" officeooo:paragraph-rsid="00797e4b" style:font-size-asian="17.5pt" style:font-size-complex="20pt"/>
    </style:style>
    <style:style style:name="P7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97e4b" officeooo:paragraph-rsid="007c6594" style:font-size-asian="17.5pt" style:font-size-complex="20pt"/>
    </style:style>
    <style:style style:name="P7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c6594" officeooo:paragraph-rsid="007c6594" style:font-size-asian="17.5pt" style:font-size-complex="20pt"/>
    </style:style>
    <style:style style:name="P7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e5137" officeooo:paragraph-rsid="007e5137" style:font-size-asian="17.5pt" style:font-size-complex="20pt"/>
    </style:style>
    <style:style style:name="P7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eb5e3" officeooo:paragraph-rsid="007eb5e3" style:font-size-asian="17.5pt" style:font-size-complex="20pt"/>
    </style:style>
    <style:style style:name="P7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18cbd" officeooo:paragraph-rsid="00818cbd" style:font-size-asian="17.5pt" style:font-size-complex="20pt"/>
    </style:style>
    <style:style style:name="P7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257ac" officeooo:paragraph-rsid="008257ac" style:font-size-asian="17.5pt" style:font-size-complex="20pt"/>
    </style:style>
    <style:style style:name="P7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30f61" officeooo:paragraph-rsid="00830f61" style:font-size-asian="17.5pt" style:font-size-complex="20pt"/>
    </style:style>
    <style:style style:name="P7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3ae2d" officeooo:paragraph-rsid="0083ae2d" style:font-size-asian="17.5pt" style:font-size-complex="20pt"/>
    </style:style>
    <style:style style:name="P8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65a6f" officeooo:paragraph-rsid="00865a6f" style:font-size-asian="17.5pt" style:font-size-complex="20pt"/>
    </style:style>
    <style:style style:name="P8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6faab" officeooo:paragraph-rsid="0086faab" style:font-size-asian="17.5pt" style:font-size-complex="20pt"/>
    </style:style>
    <style:style style:name="P8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84306" officeooo:paragraph-rsid="00884306" style:font-size-asian="17.5pt" style:font-size-complex="20pt"/>
    </style:style>
    <style:style style:name="P8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b07e6" officeooo:paragraph-rsid="008b07e6" style:font-size-asian="17.5pt" style:font-size-complex="20pt"/>
    </style:style>
    <style:style style:name="P8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c535b" officeooo:paragraph-rsid="008c535b" style:font-size-asian="17.5pt" style:font-size-complex="20pt"/>
    </style:style>
    <style:style style:name="P8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ea8c4" officeooo:paragraph-rsid="008ea8c4" style:font-size-asian="17.5pt" style:font-size-complex="20pt"/>
    </style:style>
    <style:style style:name="P8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38bac" officeooo:paragraph-rsid="00938bac" style:font-size-asian="17.5pt" style:font-size-complex="20pt"/>
    </style:style>
    <style:style style:name="P8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40fdc" officeooo:paragraph-rsid="00940fdc" style:font-size-asian="17.5pt" style:font-size-complex="20pt"/>
    </style:style>
    <style:style style:name="P8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48621" officeooo:paragraph-rsid="00948621" style:font-size-asian="17.5pt" style:font-size-complex="20pt"/>
    </style:style>
    <style:style style:name="P8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7c9ae" officeooo:paragraph-rsid="0097c9ae" style:font-size-asian="17.5pt" style:font-size-complex="20pt"/>
    </style:style>
    <style:style style:name="P9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80d64" officeooo:paragraph-rsid="00980d64" style:font-size-asian="17.5pt" style:font-size-complex="20pt"/>
    </style:style>
    <style:style style:name="P9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8c7bb" officeooo:paragraph-rsid="0098c7bb" style:font-size-asian="17.5pt" style:font-size-complex="20pt"/>
    </style:style>
    <style:style style:name="P9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cd097" officeooo:paragraph-rsid="009cd097" style:font-size-asian="17.5pt" style:font-size-complex="20pt"/>
    </style:style>
    <style:style style:name="P9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cd097" officeooo:paragraph-rsid="009dffbf" style:font-size-asian="17.5pt" style:font-size-complex="20pt"/>
    </style:style>
    <style:style style:name="P9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282e9" officeooo:paragraph-rsid="00a282e9" style:font-size-asian="17.5pt" style:font-size-complex="20pt"/>
    </style:style>
    <style:style style:name="P9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4bd31" officeooo:paragraph-rsid="00a4bd31" style:font-size-asian="17.5pt" style:font-size-complex="20pt"/>
    </style:style>
    <style:style style:name="P9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4bd31" officeooo:paragraph-rsid="00ae331e" style:font-size-asian="17.5pt" style:font-size-complex="20pt"/>
    </style:style>
    <style:style style:name="P9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74529" officeooo:paragraph-rsid="00a74529" style:font-size-asian="17.5pt" style:font-size-complex="20pt"/>
    </style:style>
    <style:style style:name="P9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79a24" officeooo:paragraph-rsid="00a79a24" style:font-size-asian="17.5pt" style:font-size-complex="20pt"/>
    </style:style>
    <style:style style:name="P9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e483f" officeooo:paragraph-rsid="00ae483f" style:font-size-asian="17.5pt" style:font-size-complex="20pt"/>
    </style:style>
    <style:style style:name="P10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7a012" officeooo:paragraph-rsid="00b7a012" style:font-size-asian="17.5pt" style:font-size-complex="20pt"/>
    </style:style>
    <style:style style:name="P10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b5720" officeooo:paragraph-rsid="00bcc9d0" style:font-size-asian="17.5pt" style:font-size-complex="20pt"/>
    </style:style>
    <style:style style:name="P10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cc9d0" officeooo:paragraph-rsid="00bcc9d0" style:font-size-asian="17.5pt" style:font-size-complex="20pt"/>
    </style:style>
    <style:style style:name="P10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cc9d0" officeooo:paragraph-rsid="00bf5c81" style:font-size-asian="17.5pt" style:font-size-complex="20pt"/>
    </style:style>
    <style:style style:name="P10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c4246f" officeooo:paragraph-rsid="00c4246f" style:font-size-asian="17.5pt" style:font-size-complex="20pt"/>
    </style:style>
    <style:style style:name="P10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0376" officeooo:paragraph-rsid="00740376" style:font-name-asian="arial" style:font-size-asian="17.5pt" style:font-style-asian="normal" style:font-weight-asian="normal" style:font-size-complex="20pt"/>
    </style:style>
    <style:style style:name="P10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d3de" officeooo:paragraph-rsid="00740376" style:font-name-asian="arial" style:font-size-asian="17.5pt" style:font-style-asian="normal" style:font-weight-asian="normal" style:font-size-complex="20pt"/>
    </style:style>
    <style:style style:name="P10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d3de" officeooo:paragraph-rsid="00761f19" style:font-name-asian="arial" style:font-size-asian="17.5pt" style:font-style-asian="normal" style:font-weight-asian="normal" style:font-size-complex="20pt"/>
    </style:style>
    <style:style style:name="P10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61f19" officeooo:paragraph-rsid="00761f19" style:font-name-asian="arial" style:font-size-asian="17.5pt" style:font-style-asian="normal" style:font-weight-asian="normal" style:font-size-complex="20pt"/>
    </style:style>
    <style:style style:name="P10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72dd2" officeooo:paragraph-rsid="00772dd2" style:font-name-asian="arial" style:font-size-asian="17.5pt" style:font-style-asian="normal" style:font-weight-asian="normal" style:font-size-complex="20pt"/>
    </style:style>
    <style:style style:name="P11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paragraph-rsid="00b03d90"/>
    </style:style>
    <style:style style:name="P111" style:family="paragraph" style:parent-style-name="Standard">
      <style:text-properties fo:font-variant="normal" fo:text-transform="none" fo:color="#000000" style:font-name="Source Sans Pro" fo:font-size="12pt" fo:letter-spacing="normal" fo:font-style="normal" fo:font-weight="normal" officeooo:rsid="00bb5720" officeooo:paragraph-rsid="00bf5c81" style:font-size-asian="12pt" style:font-size-complex="12pt"/>
    </style:style>
    <style:style style:name="P112" style:family="paragraph" style:parent-style-name="Standard">
      <style:text-properties fo:font-variant="normal" fo:text-transform="none" fo:color="#000000" style:font-name="Source Sans Pro" fo:font-size="12pt" fo:letter-spacing="normal" fo:font-style="normal" fo:font-weight="normal" officeooo:rsid="00bcc9d0" officeooo:paragraph-rsid="00bf5c81" style:font-size-asian="12pt" style:font-size-complex="12pt"/>
    </style:style>
    <style:style style:name="P11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740376" officeooo:paragraph-rsid="00740376" style:font-size-asian="24pt" style:font-style-asian="normal" style:font-weight-asian="normal" style:font-size-complex="20pt" style:text-emphasize="none"/>
    </style:style>
    <style:style style:name="P11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282e9" officeooo:paragraph-rsid="00a282e9" style:font-size-asian="24pt" style:font-style-asian="normal" style:font-weight-asian="normal" style:font-size-complex="20pt" style:text-emphasize="none"/>
    </style:style>
    <style:style style:name="P11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e483f" officeooo:paragraph-rsid="00ae483f" style:font-size-asian="24pt" style:font-style-asian="normal" style:font-weight-asian="normal" style:font-size-complex="20pt" style:text-emphasize="none"/>
    </style:style>
    <style:style style:name="P11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03d90" officeooo:paragraph-rsid="00b03d90" style:font-size-asian="24pt" style:font-style-asian="normal" style:font-weight-asian="normal" style:font-size-complex="20pt" style:text-emphasize="none"/>
    </style:style>
    <style:style style:name="P11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18152" officeooo:paragraph-rsid="00b18152" style:font-size-asian="24pt" style:font-style-asian="normal" style:font-weight-asian="normal" style:font-size-complex="20pt" style:text-emphasize="none"/>
    </style:style>
    <style:style style:name="P11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4b7d2" officeooo:paragraph-rsid="00b4b7d2" style:font-size-asian="24pt" style:font-style-asian="normal" style:font-weight-asian="normal" style:font-size-complex="20pt" style:text-emphasize="none"/>
    </style:style>
    <style:style style:name="P11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7a012" officeooo:paragraph-rsid="00b7a012" style:font-size-asian="24pt" style:font-style-asian="normal" style:font-weight-asian="normal" style:font-size-complex="20pt" style:text-emphasize="none"/>
    </style:style>
    <style:style style:name="P12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b5720" style:font-size-asian="24pt" style:font-style-asian="normal" style:font-weight-asian="normal" style:font-size-complex="20pt" style:text-emphasize="none"/>
    </style:style>
    <style:style style:name="P12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cc9d0" style:font-size-asian="24pt" style:font-style-asian="normal" style:font-weight-asian="normal" style:font-size-complex="20pt" style:text-emphasize="none"/>
    </style:style>
    <style:style style:name="P12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cc9d0" style:font-size-asian="24pt" style:font-style-asian="normal" style:font-weight-asian="normal" style:font-size-complex="20pt" style:text-emphasize="none"/>
    </style:style>
    <style:style style:name="P12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f5c81" style:font-size-asian="24pt" style:font-style-asian="normal" style:font-weight-asian="normal" style:font-size-complex="20pt" style:text-emphasize="none"/>
    </style:style>
    <style:style style:name="P12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f5c81" style:font-size-asian="24pt" style:font-style-asian="normal" style:font-weight-asian="normal" style:font-size-complex="20pt" style:text-emphasize="none"/>
    </style:style>
    <style:style style:name="P12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e1055" style:font-size-asian="24pt" style:font-style-asian="normal" style:font-weight-asian="normal" style:font-size-complex="20pt" style:text-emphasize="none"/>
    </style:style>
    <style:style style:name="P12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6b993" style:font-size-asian="24pt" style:font-style-asian="normal" style:font-weight-asian="normal" style:font-size-complex="20pt" style:text-emphasize="none"/>
    </style:style>
    <style:style style:name="P12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eab35" style:font-size-asian="24pt" style:font-style-asian="normal" style:font-weight-asian="normal" style:font-size-complex="20pt" style:text-emphasize="none"/>
    </style:style>
    <style:style style:name="P12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ceab35" style:font-size-asian="24pt" style:font-style-asian="normal" style:font-weight-asian="normal" style:font-size-complex="24pt" style:text-emphasize="none"/>
    </style:style>
    <style:style style:name="P12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eab35" style:font-size-asian="24pt" style:font-style-asian="normal" style:font-weight-asian="normal" style:font-size-complex="24pt" style:text-emphasize="none"/>
    </style:style>
    <style:style style:name="P13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a7963" officeooo:paragraph-rsid="00ceab35" style:font-size-asian="24pt" style:font-style-asian="normal" style:font-weight-asian="normal" style:font-size-complex="24pt" style:text-emphasize="none"/>
    </style:style>
    <style:style style:name="P13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89cf3" officeooo:paragraph-rsid="00ceab35" style:font-size-asian="24pt" style:font-style-asian="normal" style:font-weight-asian="normal" style:font-size-complex="24pt" style:text-emphasize="none"/>
    </style:style>
    <style:style style:name="P13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f7241" officeooo:paragraph-rsid="00d09c99" style:font-size-asian="24pt" style:font-style-asian="normal" style:font-weight-asian="normal" style:font-size-complex="24pt" style:text-emphasize="none"/>
    </style:style>
    <style:style style:name="P13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d148ed" officeooo:paragraph-rsid="00d148ed" style:font-size-asian="24pt" style:font-style-asian="normal" style:font-weight-asian="normal" style:font-size-complex="24pt" style:text-emphasize="none"/>
    </style:style>
    <style:style style:name="P13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eab35" officeooo:paragraph-rsid="00ceab35" style:font-size-asian="24pt" style:font-style-asian="normal" style:font-weight-asian="normal" style:font-size-complex="24pt" style:text-emphasize="none"/>
    </style:style>
    <style:style style:name="P13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d0d38a" officeooo:paragraph-rsid="00d0d38a" style:font-size-asian="24pt" style:font-style-asian="normal" style:font-weight-asian="normal" style:font-size-complex="24pt" style:text-emphasize="none"/>
    </style:style>
    <style:style style:name="P13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4eb10" style:font-size-asian="24pt" style:font-style-asian="normal" style:font-weight-asian="normal" style:font-size-complex="24pt" style:text-emphasize="none"/>
    </style:style>
    <style:style style:name="P13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e9f54" style:font-size-asian="24pt" style:font-style-asian="normal" style:font-weight-asian="normal" style:font-size-complex="24pt" style:text-emphasize="none"/>
    </style:style>
    <style:style style:name="P13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a7a40" style:font-size-asian="24pt" style:font-style-asian="normal" style:font-weight-asian="normal" style:font-size-complex="24pt" style:text-emphasize="none"/>
    </style:style>
    <style:style style:name="P13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e9f54" officeooo:paragraph-rsid="010e9f54" style:font-size-asian="24pt" style:font-style-asian="normal" style:font-weight-asian="normal" style:font-size-complex="24pt" style:text-emphasize="none"/>
    </style:style>
    <style:style style:name="P14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7c963" officeooo:paragraph-rsid="0107c963" style:font-size-asian="24pt" style:font-style-asian="normal" style:font-weight-asian="normal" style:font-size-complex="24pt" style:text-emphasize="none"/>
    </style:style>
    <style:style style:name="P14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7c963" officeooo:paragraph-rsid="01115140" style:font-size-asian="24pt" style:font-style-asian="normal" style:font-weight-asian="normal" style:font-size-complex="24pt" style:text-emphasize="none"/>
    </style:style>
    <style:style style:name="P1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15140" officeooo:paragraph-rsid="01115140" style:font-size-asian="24pt" style:font-style-asian="normal" style:font-weight-asian="normal" style:font-size-complex="24pt" style:text-emphasize="none"/>
    </style:style>
    <style:style style:name="P1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b5032" officeooo:paragraph-rsid="010cbcfc" style:font-size-asian="24pt" style:font-style-asian="normal" style:font-weight-asian="normal" style:font-size-complex="24pt" style:text-emphasize="none"/>
    </style:style>
    <style:style style:name="P1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b5032" officeooo:paragraph-rsid="010b5032" style:font-size-asian="24pt" style:font-style-asian="normal" style:font-weight-asian="normal" style:font-size-complex="24pt" style:text-emphasize="none"/>
    </style:style>
    <style:style style:name="P14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f0a9b" officeooo:paragraph-rsid="010f0a9b" style:font-size-asian="24pt" style:font-style-asian="normal" style:font-weight-asian="normal" style:font-size-complex="24pt" style:text-emphasize="none"/>
    </style:style>
    <style:style style:name="P14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08b26" officeooo:paragraph-rsid="01108b26" style:font-size-asian="24pt" style:font-style-asian="normal" style:font-weight-asian="normal" style:font-size-complex="24pt" style:text-emphasize="none"/>
    </style:style>
    <style:style style:name="P14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5724e" officeooo:paragraph-rsid="0115724e" style:font-size-asian="24pt" style:font-style-asian="normal" style:font-weight-asian="normal" style:font-size-complex="24pt" style:text-emphasize="none"/>
    </style:style>
    <style:style style:name="P14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b5720" officeooo:paragraph-rsid="00bf5c81" style:font-size-asian="12pt" style:font-style-asian="normal" style:font-weight-asian="normal" style:font-size-complex="12pt" style:text-emphasize="none"/>
    </style:style>
    <style:style style:name="P14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cc9d0" officeooo:paragraph-rsid="00bf5c81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bf5c81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4246f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51dce" style:font-size-asian="12pt" style:font-style-asian="normal" style:font-weight-asian="normal" style:font-size-complex="12pt" style:text-emphasize="none"/>
    </style:style>
    <style:style style:name="P1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6b993" fo:background-color="#1e1e1e" style:font-size-asian="12pt" style:font-style-asian="normal" style:font-weight-asian="normal" style:font-size-complex="12pt" style:text-emphasize="none"/>
    </style:style>
    <style:style style:name="P15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24dd4d" officeooo:paragraph-rsid="00d480e5" style:font-size-asian="20pt" style:font-style-asian="normal" style:font-weight-asian="normal" style:font-size-complex="20pt" style:text-emphasize="none"/>
    </style:style>
    <style:style style:name="P15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480e5" officeooo:paragraph-rsid="00d480e5" style:font-size-asian="20pt" style:font-style-asian="normal" style:font-weight-asian="normal" style:font-size-complex="20pt" style:text-emphasize="none"/>
    </style:style>
    <style:style style:name="P1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480e5" style:font-size-asian="20pt" style:font-style-asian="normal" style:font-weight-asian="normal" style:font-size-complex="20pt" style:text-emphasize="none"/>
    </style:style>
    <style:style style:name="P1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7fce5" style:font-size-asian="20pt" style:font-style-asian="normal" style:font-weight-asian="normal" style:font-size-complex="20pt" style:text-emphasize="none"/>
    </style:style>
    <style:style style:name="P1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60bae" style:font-size-asian="20pt" style:font-style-asian="normal" style:font-weight-asian="normal" style:font-size-complex="20pt" style:text-emphasize="none"/>
    </style:style>
    <style:style style:name="P1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0d60bae" style:font-size-asian="20pt" style:font-style-asian="normal" style:font-weight-asian="normal" style:font-size-complex="20pt" style:text-emphasize="none"/>
    </style:style>
    <style:style style:name="P1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10320fb" style:font-size-asian="20pt" style:font-style-asian="normal" style:font-weight-asian="normal" style:font-size-complex="20pt" style:text-emphasize="none"/>
    </style:style>
    <style:style style:name="P1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0d9879a" style:font-size-asian="20pt" style:font-style-asian="normal" style:font-weight-asian="normal" style:font-size-complex="20pt" style:text-emphasize="none"/>
    </style:style>
    <style:style style:name="P1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0320fb" officeooo:paragraph-rsid="010320fb" style:font-size-asian="20pt" style:font-style-asian="normal" style:font-weight-asian="normal" style:font-size-complex="20pt" style:text-emphasize="none"/>
    </style:style>
    <style:style style:name="P16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6506c" officeooo:paragraph-rsid="0116506c" style:font-size-asian="20pt" style:font-style-asian="normal" style:font-weight-asian="normal" style:font-size-complex="20pt" style:text-emphasize="none"/>
    </style:style>
    <style:style style:name="P16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73133" officeooo:paragraph-rsid="01173133" style:font-size-asian="20pt" style:font-style-asian="normal" style:font-weight-asian="normal" style:font-size-complex="20pt" style:text-emphasize="none"/>
    </style:style>
    <style:style style:name="P16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d60bae" style:font-size-asian="20pt" style:font-style-asian="normal" style:font-weight-asian="normal" style:font-size-complex="20pt" style:text-emphasize="none"/>
    </style:style>
    <style:style style:name="P16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e98839" style:font-size-asian="20pt" style:font-style-asian="normal" style:font-weight-asian="normal" style:font-size-complex="20pt" style:text-emphasize="none"/>
    </style:style>
    <style:style style:name="P16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f3b625" style:font-size-asian="20pt" style:font-style-asian="normal" style:font-weight-asian="normal" style:font-size-complex="20pt" style:text-emphasize="none"/>
    </style:style>
    <style:style style:name="P16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98839" officeooo:paragraph-rsid="00e98839" style:font-size-asian="20pt" style:font-style-asian="normal" style:font-weight-asian="normal" style:font-size-complex="20pt" style:text-emphasize="none"/>
    </style:style>
    <style:style style:name="P16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f53bf1" officeooo:paragraph-rsid="00e98839" style:font-size-asian="20pt" style:font-style-asian="normal" style:font-weight-asian="normal" style:font-size-complex="20pt" style:text-emphasize="none"/>
    </style:style>
    <style:style style:name="P17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1d552" officeooo:paragraph-rsid="00d60bae" style:font-size-asian="20pt" style:font-style-asian="normal" style:font-weight-asian="normal" style:font-size-complex="20pt" style:text-emphasize="none"/>
    </style:style>
    <style:style style:name="P17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1d552" officeooo:paragraph-rsid="00e1d552" style:font-size-asian="20pt" style:font-style-asian="normal" style:font-weight-asian="normal" style:font-size-complex="20pt" style:text-emphasize="none"/>
    </style:style>
    <style:style style:name="P172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0ceab35" officeooo:paragraph-rsid="00ceab35" style:font-size-asian="24pt" style:font-size-complex="24pt"/>
    </style:style>
    <style:style style:name="P173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0d480e5" officeooo:paragraph-rsid="00d480e5" style:font-size-asian="24pt" style:font-size-complex="24pt"/>
    </style:style>
    <style:style style:name="P174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4eb10" officeooo:paragraph-rsid="0104eb10" style:font-size-asian="24pt" style:font-size-complex="24pt"/>
    </style:style>
    <style:style style:name="P175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4eb10" officeooo:paragraph-rsid="010e9f54" style:font-size-asian="24pt" style:font-size-complex="24pt"/>
    </style:style>
    <style:style style:name="P176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7c963" officeooo:paragraph-rsid="01115140" style:font-size-asian="24pt" style:font-size-complex="24pt"/>
    </style:style>
    <style:style style:name="P177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f0a9b" officeooo:paragraph-rsid="010f0a9b" style:font-size-asian="24pt" style:font-size-complex="24pt"/>
    </style:style>
    <style:style style:name="P178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108b26" officeooo:paragraph-rsid="01108b26" style:font-size-asian="24pt" style:font-size-complex="24pt"/>
    </style:style>
    <style:style style:name="P179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480e5" officeooo:paragraph-rsid="00d480e5" style:font-size-asian="20pt" style:font-size-complex="20pt"/>
    </style:style>
    <style:style style:name="P180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60bae" officeooo:paragraph-rsid="00d60bae" style:font-size-asian="20pt" style:font-size-complex="20pt"/>
    </style:style>
    <style:style style:name="P181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60bae" officeooo:paragraph-rsid="010320fb" style:font-size-asian="20pt" style:font-size-complex="20pt"/>
    </style:style>
    <style:style style:name="P182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7fce5" officeooo:paragraph-rsid="00d7fce5" style:font-size-asian="20pt" style:font-size-complex="20pt"/>
    </style:style>
    <style:style style:name="P183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e83a2c" officeooo:paragraph-rsid="00e98839" style:font-size-asian="20pt" style:font-size-complex="20pt"/>
    </style:style>
    <style:style style:name="P184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e98839" officeooo:paragraph-rsid="00e98839" style:font-size-asian="20pt" style:font-size-complex="20pt"/>
    </style:style>
    <style:style style:name="P185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116506c" officeooo:paragraph-rsid="0116506c" style:font-size-asian="20pt" style:font-size-complex="20pt"/>
    </style:style>
    <style:style style:name="P186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4ec1ae" officeooo:paragraph-rsid="004ec1ae" fo:background-color="#1e1e1e" style:font-size-asian="17.5pt" style:font-size-complex="20pt"/>
    </style:style>
    <style:style style:name="P187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501eb5" officeooo:paragraph-rsid="00501eb5" fo:background-color="#1e1e1e" style:font-size-asian="17.5pt" style:font-size-complex="20pt"/>
    </style:style>
    <style:style style:name="P188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7e5137" officeooo:paragraph-rsid="007e5137" fo:background-color="#1e1e1e" style:font-size-asian="17.5pt" style:font-size-complex="20pt"/>
    </style:style>
    <style:style style:name="P189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90" style:family="paragraph" style:parent-style-name="Standard">
      <style:text-properties fo:font-variant="normal" fo:text-transform="none" fo:color="#050505" style:font-name="Source Sans Pro" fo:font-size="20pt" fo:letter-spacing="normal" fo:font-style="normal" fo:font-weight="normal" officeooo:rsid="00818cbd" officeooo:paragraph-rsid="00818cbd" style:font-size-asian="17.5pt" style:font-size-complex="20pt"/>
    </style:style>
    <style:style style:name="P191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92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a79a24" officeooo:paragraph-rsid="00a79a24" fo:background-color="#1e1e1e" style:font-size-asian="17.5pt" style:font-size-complex="20pt"/>
    </style:style>
    <style:style style:name="P193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18152" officeooo:paragraph-rsid="00b18152" fo:background-color="#1e1e1e" style:font-size-asian="17.5pt" style:font-size-complex="20pt"/>
    </style:style>
    <style:style style:name="P194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b5720" fo:background-color="#1e1e1e" style:font-size-asian="17.5pt" style:font-size-complex="20pt"/>
    </style:style>
    <style:style style:name="P195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f5c81" fo:background-color="#1e1e1e" style:font-size-asian="12pt" style:font-size-complex="12pt"/>
    </style:style>
    <style:style style:name="P196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ceab35" officeooo:paragraph-rsid="00ceab35" fo:background-color="#1e1e1e" style:font-size-asian="24pt" style:font-size-complex="24pt"/>
    </style:style>
    <style:style style:name="P197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115724e" officeooo:paragraph-rsid="0115724e" fo:background-color="#1e1e1e" style:font-size-asian="24pt" style:font-size-complex="24pt"/>
    </style:style>
    <style:style style:name="P198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d480e5" officeooo:paragraph-rsid="00d480e5" fo:background-color="#1e1e1e" style:font-size-asian="20pt" style:font-size-complex="20pt"/>
    </style:style>
    <style:style style:name="P199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style:font-size-asian="17.5pt" style:font-size-complex="20pt"/>
    </style:style>
    <style:style style:name="P200" style:family="paragraph" style:parent-style-name="Standard">
      <style:text-properties fo:font-variant="normal" fo:text-transform="none" fo:color="#0550ae" style:font-name="ui-monospace" fo:font-size="24pt" fo:letter-spacing="normal" fo:font-style="normal" fo:font-weight="normal" officeooo:rsid="00d7fce5" officeooo:paragraph-rsid="00d7fce5" style:font-size-asian="21pt" style:font-size-complex="24pt"/>
    </style:style>
    <style:style style:name="P201" style:family="paragraph" style:parent-style-name="Standard">
      <style:text-properties fo:font-variant="normal" fo:text-transform="none" fo:color="#0550ae" style:font-name="ui-monospace" fo:font-size="24pt" fo:letter-spacing="normal" fo:font-style="normal" fo:font-weight="normal" officeooo:rsid="00d82cc7" officeooo:paragraph-rsid="00d82cc7" style:font-size-asian="21pt" style:font-size-complex="24pt"/>
    </style:style>
    <style:style style:name="P202" style:family="paragraph" style:parent-style-name="Standard">
      <style:text-properties fo:font-variant="normal" fo:text-transform="none" fo:color="#0550ae" style:text-outline="false" style:text-line-through-style="none" style:text-line-through-type="none" style:font-name="ui-monospace" fo:font-size="9pt" fo:letter-spacing="normal" fo:font-style="normal" fo:text-shadow="none" style:text-underline-style="none" fo:font-weight="normal" officeooo:rsid="00d52b97" officeooo:paragraph-rsid="00d7fce5" style:font-size-asian="20pt" style:font-style-asian="normal" style:font-weight-asian="normal" style:font-size-complex="20pt" style:text-emphasize="none"/>
    </style:style>
    <style:style style:name="P20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239a72" officeooo:paragraph-rsid="011ea241" style:font-name-asian="sans-serif" style:font-size-asian="20pt" style:font-style-asian="normal" style:font-weight-asian="normal" style:font-size-complex="20pt" style:text-emphasize="none"/>
    </style:style>
    <style:style style:name="P20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ea241" officeooo:paragraph-rsid="011ea241" style:font-name-asian="sans-serif" style:font-size-asian="20pt" style:font-style-asian="normal" style:font-weight-asian="normal" style:font-size-complex="20pt" style:text-emphasize="none"/>
    </style:style>
    <style:style style:name="P20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03cf6" officeooo:paragraph-rsid="01203cf6" style:font-name-asian="sans-serif" style:font-size-asian="20pt" style:font-style-asian="normal" style:font-weight-asian="normal" style:font-size-complex="20pt" style:text-emphasize="none"/>
    </style:style>
    <style:style style:name="P20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041e7" officeooo:paragraph-rsid="012041e7" style:font-name-asian="sans-serif" style:font-size-asian="20pt" style:font-style-asian="normal" style:font-weight-asian="normal" style:font-size-complex="20pt" style:text-emphasize="none"/>
    </style:style>
    <style:style style:name="P207" style:family="paragraph" style:parent-style-name="Standard">
      <style:text-properties fo:font-variant="normal" fo:text-transform="none" fo:color="#202122" style:text-outline="false" style:text-line-through-style="none" style:text-line-through-type="none" style:font-name="monospace" fo:font-size="20pt" fo:letter-spacing="normal" fo:font-style="normal" fo:text-shadow="none" style:text-underline-style="none" fo:font-weight="normal" officeooo:rsid="0024c042" officeooo:paragraph-rsid="011ea241" style:text-blinking="false" fo:background-color="#f2f2f2" style:font-name-asian="sans-serif" style:font-size-asian="20pt" style:font-style-asian="normal" style:font-weight-asian="normal" style:font-size-complex="20pt" style:text-emphasize="none"/>
    </style:style>
    <style:style style:name="P208" style:family="paragraph" style:parent-style-name="Standard">
      <style:text-properties fo:font-variant="normal" fo:text-transform="none" fo:color="#202122" fo:font-size="20pt" fo:letter-spacing="normal" officeooo:rsid="001fe3d3" officeooo:paragraph-rsid="011ea241" style:font-name-asian="sans-serif" style:font-size-asian="20pt" style:font-style-asian="normal" style:font-weight-asian="normal" style:font-size-complex="20pt"/>
    </style:style>
    <style:style style:name="P209" style:family="paragraph" style:parent-style-name="Standard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1fe3d3" officeooo:paragraph-rsid="011ea241" style:text-blinking="false" fo:background-color="#f2f2f2" style:font-name-asian="sans-serif" style:font-size-asian="20pt" style:font-style-asian="normal" style:font-weight-asian="normal" style:font-size-complex="20pt"/>
    </style:style>
    <style:style style:name="P210" style:family="paragraph" style:parent-style-name="Standard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239a72" officeooo:paragraph-rsid="011ea241" style:text-blinking="false" fo:background-color="#f2f2f2" style:font-name-asian="sans-serif" style:font-size-asian="20pt" style:font-style-asian="normal" style:font-weight-asian="normal" style:font-size-complex="20pt"/>
    </style:style>
    <style:style style:name="P211" style:family="paragraph" style:parent-style-name="Standard">
      <style:text-properties officeooo:paragraph-rsid="0053aab0"/>
    </style:style>
    <style:style style:name="P212" style:family="paragraph" style:parent-style-name="Standard">
      <style:paragraph-properties style:line-height-at-least="0.2291in"/>
      <style:text-properties fo:color="#6a9955" style:font-name="Droid Sans Mono" fo:font-size="12pt" fo:font-weight="normal" fo:background-color="#1e1e1e"/>
    </style:style>
    <style:style style:name="P213" style:family="paragraph" style:parent-style-name="Standard">
      <style:text-properties fo:color="#000000" style:font-name="Source Sans Pro" fo:font-size="20pt" fo:font-weight="normal" officeooo:paragraph-rsid="00b18152"/>
    </style:style>
    <style:style style:name="P214" style:family="paragraph" style:parent-style-name="Standard">
      <style:text-properties fo:color="#000000" style:font-name="Source Sans Pro" fo:font-size="20pt" fo:font-weight="normal" officeooo:paragraph-rsid="00ae483f"/>
    </style:style>
    <style:style style:name="P215" style:family="paragraph" style:parent-style-name="Standard">
      <style:text-properties fo:color="#000000" style:font-name="Source Sans Pro" fo:font-size="20pt" fo:font-weight="normal" officeooo:paragraph-rsid="00c4246f"/>
    </style:style>
    <style:style style:name="P216" style:family="paragraph" style:parent-style-name="Standard">
      <style:text-properties officeooo:paragraph-rsid="00bf5c81"/>
    </style:style>
    <style:style style:name="P217" style:family="paragraph" style:parent-style-name="Standard">
      <style:text-properties fo:font-size="12pt" officeooo:paragraph-rsid="00bf5c81" style:font-size-asian="12pt" style:font-size-complex="12pt"/>
    </style:style>
    <style:style style:name="P218" style:family="paragraph" style:parent-style-name="Standard">
      <style:text-properties officeooo:paragraph-rsid="011ea241"/>
    </style:style>
    <style:style style:name="P219" style:family="paragraph" style:parent-style-name="Standard">
      <style:text-properties fo:color="#dcdcaa" style:text-outline="false" style:text-line-through-style="none" style:text-line-through-type="none" style:font-name="Droid Sans Mono" fo:font-size="12pt" fo:text-shadow="none" style:text-underline-style="none" fo:font-weight="normal" officeooo:rsid="00de2b82" officeooo:paragraph-rsid="00de2b82" fo:background-color="#1e1e1e" style:font-size-asian="20pt" style:font-style-asian="normal" style:font-weight-asian="normal" style:font-size-complex="20pt" style:text-emphasize="none"/>
    </style:style>
    <style:style style:name="P220" style:family="paragraph" style:parent-style-name="Default">
      <style:paragraph-properties fo:margin-left="0in" fo:margin-right="0in" style:line-height-at-least="0.139in" fo:text-indent="0in" style:auto-text-indent="false"/>
    </style:style>
    <style:style style:name="P221" style:family="paragraph" style:parent-style-name="Default">
      <style:paragraph-properties fo:margin-left="0in" fo:margin-right="0in" style:line-height-at-least="0.139in" fo:text-indent="0in" style:auto-text-indent="false"/>
      <style:text-properties fo:color="#0e1422" style:font-name="Noto Sans CJK SC" fo:font-size="24pt" style:font-size-asian="24pt"/>
    </style:style>
    <style:style style:name="P2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50505" fo:letter-spacing="normal"/>
    </style:style>
    <style:style style:name="P22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24" style:family="paragraph" style:parent-style-name="Heading_20_4">
      <style:text-properties fo:font-variant="normal" fo:text-transform="none" fo:color="#000000" style:font-name="Consolas" fo:font-size="12pt" fo:font-style="normal" fo:font-weight="normal" officeooo:rsid="004a6069" officeooo:paragraph-rsid="004a6069" style:font-size-asian="20pt" style:font-size-complex="20pt"/>
    </style:style>
    <style:style style:name="P225" style:family="paragraph" style:parent-style-name="Text_20_body">
      <style:text-properties style:text-outline="false" style:text-line-through-style="none" style:text-line-through-type="none" fo:font-size="20pt" fo:text-shadow="none" style:text-underline-style="none" officeooo:rsid="00de2b82" officeooo:paragraph-rsid="00de2b82" style:font-size-asian="20pt" style:font-style-asian="normal" style:font-weight-asian="normal" style:font-size-complex="20pt" style:text-emphasize="none"/>
    </style:style>
    <style:style style:name="P226" style:family="paragraph" style:parent-style-name="Text_20_body">
      <style:text-properties style:text-outline="false" style:text-line-through-style="none" style:text-line-through-type="none" fo:font-size="20pt" fo:text-shadow="none" style:text-underline-style="none" officeooo:rsid="00de2b82" officeooo:paragraph-rsid="00e008fe" style:font-size-asian="20pt" style:font-style-asian="normal" style:font-weight-asian="normal" style:font-size-complex="20pt" style:text-emphasize="none"/>
    </style:style>
    <style:style style:name="P227" style:family="paragraph" style:parent-style-name="Heading_20_5">
      <style:text-properties style:text-outline="false" style:text-line-through-style="none" style:text-line-through-type="none" fo:font-size="20pt" fo:text-shadow="none" style:text-underline-style="none" officeooo:rsid="00d52b97" officeooo:paragraph-rsid="00de2b82" style:font-size-asian="20pt" style:font-style-asian="normal" style:font-weight-asian="normal" style:font-size-complex="20pt" style:text-emphasize="none"/>
    </style:style>
    <style:style style:name="P228" style:family="paragraph" style:parent-style-name="Heading_20_9">
      <style:text-properties fo:font-size="20pt" officeooo:paragraph-rsid="00de2b82" style:font-size-asian="20pt" style:font-size-complex="20pt"/>
    </style:style>
    <style:style style:name="P22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ea241" officeooo:paragraph-rsid="011ea241" style:font-name-asian="sans-serif" style:font-size-asian="20pt" style:font-style-asian="normal" style:font-weight-asian="normal" style:font-size-complex="20pt" style:text-emphasize="none"/>
    </style:style>
    <style:style style:name="P230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37aef" style:font-name-asian="sans-serif" style:font-size-asian="20pt" style:font-style-asian="normal" style:font-weight-asian="normal" style:font-size-complex="20pt" style:text-emphasize="none"/>
    </style:style>
    <style:style style:name="P231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37aef" style:font-size-asian="20pt" style:font-style-asian="normal" style:font-weight-asian="normal" style:font-size-complex="20pt" style:text-emphasize="none"/>
    </style:style>
    <style:style style:name="P232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4d6c4" officeooo:paragraph-rsid="0124d6c4" style:font-size-asian="20pt" style:font-style-asian="normal" style:font-weight-asian="normal" style:font-size-complex="20pt" style:text-emphasize="none"/>
    </style:style>
    <style:style style:name="P23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4d6c4" officeooo:paragraph-rsid="0128a94b" style:font-size-asian="20pt" style:font-style-asian="normal" style:font-weight-asian="normal" style:font-size-complex="20pt" style:text-emphasize="none"/>
    </style:style>
    <style:style style:name="P23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8a94b" officeooo:paragraph-rsid="01294023" style:font-size-asian="20pt" style:font-style-asian="normal" style:font-weight-asian="normal" style:font-size-complex="20pt" style:text-emphasize="none"/>
    </style:style>
    <style:style style:name="P23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4942" officeooo:paragraph-rsid="01294942" style:font-size-asian="20pt" style:font-style-asian="normal" style:font-weight-asian="normal" style:font-size-complex="20pt" style:text-emphasize="none"/>
    </style:style>
    <style:style style:name="P23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4942" officeooo:paragraph-rsid="0129a0b0" style:font-size-asian="20pt" style:font-style-asian="normal" style:font-weight-asian="normal" style:font-size-complex="20pt" style:text-emphasize="none"/>
    </style:style>
    <style:style style:name="P237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a0b0" officeooo:paragraph-rsid="0129a0b0" style:font-size-asian="20pt" style:font-style-asian="normal" style:font-weight-asian="normal" style:font-size-complex="20pt" style:text-emphasize="none"/>
    </style:style>
    <style:style style:name="P238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b542d" officeooo:paragraph-rsid="012b542d" style:font-size-asian="20pt" style:font-style-asian="normal" style:font-weight-asian="normal" style:font-size-complex="20pt" style:text-emphasize="none"/>
    </style:style>
    <style:style style:name="P23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bf40d" officeooo:paragraph-rsid="012bf40d" style:font-size-asian="20pt" style:font-style-asian="normal" style:font-weight-asian="normal" style:font-size-complex="20pt" style:text-emphasize="none"/>
    </style:style>
    <style:style style:name="P240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07dae" officeooo:paragraph-rsid="01307dae" style:font-size-asian="20pt" style:font-style-asian="normal" style:font-weight-asian="normal" style:font-size-complex="20pt" style:text-emphasize="none"/>
    </style:style>
    <style:style style:name="P241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1b339" officeooo:paragraph-rsid="0131b339" style:font-size-asian="20pt" style:font-style-asian="normal" style:font-weight-asian="normal" style:font-size-complex="20pt" style:text-emphasize="none"/>
    </style:style>
    <style:style style:name="P242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23ee8" officeooo:paragraph-rsid="01323ee8" style:font-size-asian="20pt" style:font-style-asian="normal" style:font-weight-asian="normal" style:font-size-complex="20pt" style:text-emphasize="none"/>
    </style:style>
    <style:style style:name="P24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3c1a3" officeooo:paragraph-rsid="0133c1a3" style:font-size-asian="20pt" style:font-style-asian="normal" style:font-weight-asian="normal" style:font-size-complex="20pt" style:text-emphasize="none"/>
    </style:style>
    <style:style style:name="P24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73759" officeooo:paragraph-rsid="01373759" style:font-size-asian="20pt" style:font-style-asian="normal" style:font-weight-asian="normal" style:font-size-complex="20pt" style:text-emphasize="none"/>
    </style:style>
    <style:style style:name="P24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b3922" officeooo:paragraph-rsid="013b3922" style:font-size-asian="20pt" style:font-style-asian="normal" style:font-weight-asian="normal" style:font-size-complex="20pt" style:text-emphasize="none"/>
    </style:style>
    <style:style style:name="P24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cd6c0" officeooo:paragraph-rsid="013cd6c0" style:font-size-asian="20pt" style:font-style-asian="normal" style:font-weight-asian="normal" style:font-size-complex="20pt" style:text-emphasize="none"/>
    </style:style>
    <style:style style:name="P24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1294942" officeooo:paragraph-rsid="0128a94b" fo:background-color="#1e1e1e" style:font-size-asian="12pt" style:font-style-asian="normal" style:font-weight-asian="normal" style:font-size-complex="12pt" style:text-emphasize="none"/>
    </style:style>
    <style:style style:name="P24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1258e18" officeooo:paragraph-rsid="01258e18" style:font-size-asian="12pt" style:font-style-asian="normal" style:font-weight-asian="normal" style:font-size-complex="12pt" style:text-emphasize="none"/>
    </style:style>
    <style:style style:name="P24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be1055" officeooo:paragraph-rsid="00c6b993" fo:background-color="#1e1e1e" style:font-size-asian="20pt" style:font-style-asian="normal" style:font-weight-asian="normal" style:font-size-complex="20pt" style:text-emphasize="none"/>
    </style:style>
    <style:style style:name="P25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58e18" officeooo:paragraph-rsid="01258e18" style:font-size-asian="20pt" style:font-style-asian="normal" style:font-weight-asian="normal" style:font-size-complex="20pt" style:text-emphasize="none"/>
    </style:style>
    <style:style style:name="P251" style:family="paragraph" style:parent-style-name="Standard">
      <style:text-properties fo:font-size="20pt" officeooo:paragraph-rsid="0124d6c4" style:font-size-asian="20pt" style:font-size-complex="20pt"/>
    </style:style>
    <style:style style:name="T1" style:family="text">
      <style:text-properties officeooo:rsid="0013e380"/>
    </style:style>
    <style:style style:name="T2" style:family="text">
      <style:text-properties officeooo:rsid="001ba5c1"/>
    </style:style>
    <style:style style:name="T3" style:family="text">
      <style:text-properties fo:font-size="24pt" officeooo:rsid="001abe47" style:font-size-asian="21pt" style:font-size-complex="24pt"/>
    </style:style>
    <style:style style:name="T4" style:family="text">
      <style:text-properties fo:font-size="24pt" officeooo:rsid="001ba5c1" style:font-size-asian="21pt" style:font-size-complex="24pt"/>
    </style:style>
    <style:style style:name="T5" style:family="text">
      <style:text-properties officeooo:rsid="001f9fb3"/>
    </style:style>
    <style:style style:name="T6" style:family="text">
      <style:text-properties officeooo:rsid="0020b15d"/>
    </style:style>
    <style:style style:name="T7" style:family="text">
      <style:text-properties fo:color="#4fc1ff"/>
    </style:style>
    <style:style style:name="T8" style:family="text">
      <style:text-properties fo:color="#4fc1ff" style:font-name="Droid Sans Mono" fo:font-size="12pt" fo:font-weight="normal"/>
    </style:style>
    <style:style style:name="T9" style:family="text">
      <style:text-properties fo:color="#4fc1ff" style:font-name="Droid Sans Mono" fo:font-size="12pt" fo:font-weight="normal" fo:background-color="#1e1e1e" loext:char-shading-value="0"/>
    </style:style>
    <style:style style:name="T10" style:family="text">
      <style:text-properties fo:color="#4fc1ff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1" style:family="text">
      <style:text-properties fo:color="#4fc1ff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2" style:family="text">
      <style:text-properties fo:color="#4fc1ff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3" style:family="text">
      <style:text-properties fo:color="#d4d4d4" style:font-name="Droid Sans Mono" fo:font-size="12pt" fo:font-weight="normal" fo:background-color="#1e1e1e" loext:char-shading-value="0"/>
    </style:style>
    <style:style style:name="T14" style:family="text">
      <style:text-properties fo:color="#d4d4d4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5" style:family="text">
      <style:text-properties fo:color="#d4d4d4" fo:font-size="12pt" fo:background-color="#1e1e1e" loext:char-shading-value="0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2pt" fo:font-weight="normal"/>
    </style:style>
    <style:style style:name="T18" style:family="text">
      <style:text-properties fo:color="#9cdcfe" style:font-name="Droid Sans Mono" fo:font-size="12pt" fo:font-weight="normal" fo:background-color="#1e1e1e" loext:char-shading-value="0"/>
    </style:style>
    <style:style style:name="T19" style:family="text">
      <style:text-properties fo:color="#9cdcfe" style:font-name="Droid Sans Mono" fo:font-weight="normal" fo:background-color="#1e1e1e" loext:char-shading-value="0"/>
    </style:style>
    <style:style style:name="T20" style:family="text">
      <style:text-properties fo:color="#9cdcfe" fo:background-color="#1e1e1e" loext:char-shading-value="0"/>
    </style:style>
    <style:style style:name="T21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22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23" style:family="text">
      <style:text-properties fo:color="#9cdcfe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24" style:family="text">
      <style:text-properties fo:color="#9cdcfe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25" style:family="text">
      <style:text-properties fo:color="#9cdcfe" fo:font-size="12pt" fo:background-color="#1e1e1e" loext:char-shading-value="0"/>
    </style:style>
    <style:style style:name="T26" style:family="text">
      <style:text-properties officeooo:rsid="0020b15d" style:font-size-asian="21pt" style:font-size-complex="24pt"/>
    </style:style>
    <style:style style:name="T27" style:family="text">
      <style:text-properties fo:color="#ce9178"/>
    </style:style>
    <style:style style:name="T28" style:family="text">
      <style:text-properties fo:color="#ce9178" style:font-name="Droid Sans Mono" fo:font-size="12pt" fo:font-weight="normal"/>
    </style:style>
    <style:style style:name="T29" style:family="text">
      <style:text-properties fo:color="#ce9178" style:font-name-asian="Droid Sans Mono" style:font-size-asian="12pt" style:font-weight-asian="normal"/>
    </style:style>
    <style:style style:name="T30" style:family="text">
      <style:text-properties fo:color="#ce9178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31" style:family="text">
      <style:text-properties fo:color="#dcdcaa"/>
    </style:style>
    <style:style style:name="T32" style:family="text">
      <style:text-properties fo:color="#dcdcaa" fo:background-color="#1e1e1e" loext:char-shading-value="0"/>
    </style:style>
    <style:style style:name="T33" style:family="text">
      <style:text-properties fo:color="#dcdcaa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34" style:family="text">
      <style:text-properties fo:color="#dcdcaa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35" style:family="text">
      <style:text-properties fo:color="#dcdcaa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36" style:family="text">
      <style:text-properties fo:color="#dcdcaa" fo:font-size="12pt" fo:background-color="#1e1e1e" loext:char-shading-value="0"/>
    </style:style>
    <style:style style:name="T37" style:family="text">
      <style:text-properties fo:color="#6a9955" style:font-name="Droid Sans Mono" fo:font-size="12pt" fo:font-weight="normal" fo:background-color="#1e1e1e" loext:char-shading-value="0"/>
    </style:style>
    <style:style style:name="T38" style:family="text">
      <style:text-properties fo:color="#6a9955" style:text-outline="false" style:text-line-through-style="none" style:text-line-through-type="none" style:font-name="Noto Sans CJK SC" fo:font-size="12pt" fo:text-shadow="none" style:text-underline-style="none" officeooo:rsid="00be1055" fo:background-color="#1e1e1e" loext:char-shading-value="0" style:font-size-asian="12pt" style:font-style-asian="normal" style:font-weight-asian="normal" style:font-size-complex="12pt" style:text-emphasize="none"/>
    </style:style>
    <style:style style:name="T39" style:family="text">
      <style:text-properties fo:color="#569cd6"/>
    </style:style>
    <style:style style:name="T40" style:family="text">
      <style:text-properties fo:color="#569cd6" fo:background-color="#1e1e1e" loext:char-shading-value="0"/>
    </style:style>
    <style:style style:name="T41" style:family="text">
      <style:text-properties fo:color="#569cd6" style:font-name="Droid Sans Mono" fo:font-size="12pt" fo:font-weight="normal"/>
    </style:style>
    <style:style style:name="T42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43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44" style:family="text">
      <style:text-properties fo:color="#569cd6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45" style:family="text">
      <style:text-properties fo:color="#569cd6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46" style:family="text">
      <style:text-properties fo:color="#569cd6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47" style:family="text">
      <style:text-properties fo:color="#569cd6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48" style:family="text">
      <style:text-properties fo:color="#c586c0"/>
    </style:style>
    <style:style style:name="T49" style:family="text">
      <style:text-properties officeooo:rsid="0024dd4d"/>
    </style:style>
    <style:style style:name="T50" style:family="text">
      <style:text-properties officeooo:rsid="00273bca"/>
    </style:style>
    <style:style style:name="T51" style:family="text">
      <style:text-properties officeooo:rsid="0027c086"/>
    </style:style>
    <style:style style:name="T52" style:family="text">
      <style:text-properties fo:font-variant="normal" fo:text-transform="none" fo:color="#3d3d3d" style:font-name="apple-system" fo:letter-spacing="normal" fo:font-style="normal" fo:font-weight="normal"/>
    </style:style>
    <style:style style:name="T53" style:family="text">
      <style:text-properties fo:font-variant="normal" fo:text-transform="none" fo:color="#3d3d3d" fo:letter-spacing="normal" style:font-name-asian="apple-system" style:font-style-asian="normal" style:font-weight-asian="normal"/>
    </style:style>
    <style:style style:name="T54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55" style:family="text">
      <style:text-properties fo:font-variant="normal" fo:text-transform="none" fo:color="#000000" style:font-name="Source Sans Pro" fo:font-size="9pt" fo:letter-spacing="normal" fo:font-style="normal" fo:font-weight="normal"/>
    </style:style>
    <style:style style:name="T56" style:family="text">
      <style:text-properties fo:font-variant="normal" fo:text-transform="none" fo:color="#000000" style:font-name="Consolas1" fo:font-size="9pt" fo:letter-spacing="normal" fo:font-style="normal" fo:font-weight="normal" fo:background-color="#f5f2f0" loext:char-shading-value="0" loext:padding="0in" loext:border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style:font-size-asian="24pt" style:font-style-asian="normal" style:font-weight-asian="normal" style:font-size-complex="20pt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f5c81" style:font-size-asian="24pt" style:font-style-asian="normal" style:font-weight-asian="normal" style:font-size-complex="20pt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cc9d0" style:font-style-asian="normal" style:font-weight-asian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f5c81" style:font-style-asian="normal" style:font-weight-asian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b18152" style:font-size-asian="24pt" style:font-style-asian="normal" style:font-weight-asian="normal" style:font-size-complex="20pt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ae483f" style:font-size-asian="24pt" style:font-style-asian="normal" style:font-weight-asian="normal" style:font-size-complex="20pt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Noto Sans CJK SC" fo:font-size="12pt" fo:letter-spacing="normal" fo:font-style="normal" fo:text-shadow="none" style:text-underline-style="none" officeooo:rsid="00be1055" style:font-size-asian="12pt" style:font-style-asian="normal" style:font-weight-asian="normal" style:font-size-complex="12pt" style:text-emphasize="none"/>
    </style:style>
    <style:style style:name="T64" style:family="text">
      <style:text-properties fo:font-variant="normal" fo:text-transform="none" fo:letter-spacing="normal" fo:font-style="normal" officeooo:rsid="00c4246f" style:font-size-asian="17.5pt" style:font-size-complex="20pt"/>
    </style:style>
    <style:style style:name="T65" style:family="text">
      <style:text-properties fo:font-variant="normal" fo:text-transform="none" fo:color="#202122" fo:font-size="20pt" fo:letter-spacing="normal" style:font-name-asian="sans-serif" style:font-size-asian="20pt" style:font-style-asian="normal" style:font-weight-asian="normal" style:font-size-complex="20pt"/>
    </style:style>
    <style:style style:name="T66" style:family="text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67" style:family="text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1fe3d3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68" style:family="text">
      <style:text-properties fo:font-variant="normal" fo:text-transform="none" fo:color="#202122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124d6c4" style:font-name-asian="sans-serif" style:font-style-asian="normal" style:font-weight-asian="normal" style:text-emphasize="none"/>
    </style:style>
    <style:style style:name="T69" style:family="text">
      <style:text-properties fo:font-variant="normal" fo:text-transform="none" fo:color="#48484a" style:text-line-through-style="none" style:text-line-through-type="none" style:font-name="monospace" fo:font-size="11.25pt" fo:letter-spacing="normal" fo:font-style="normal" style:text-underline-style="none" fo:font-weight="normal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70" style:family="text">
      <style:text-properties fo:font-variant="normal" fo:text-transform="none" fo:color="#48484a" style:text-line-through-style="none" style:text-line-through-type="none" style:font-name="monospace" fo:font-size="11.25pt" fo:letter-spacing="normal" fo:font-style="normal" style:text-underline-style="none" fo:font-weight="normal" officeooo:rsid="001fe3d3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71" style:family="text">
      <style:text-properties officeooo:rsid="004ce2f8"/>
    </style:style>
    <style:style style:name="T72" style:family="text">
      <style:text-properties officeooo:rsid="00501eb5"/>
    </style:style>
    <style:style style:name="T73" style:family="text">
      <style:text-properties officeooo:rsid="0052c307"/>
    </style:style>
    <style:style style:name="T74" style:family="text">
      <style:text-properties fo:color="#0e1422" style:font-name="Sarabun" fo:font-size="24pt" style:font-size-asian="24pt"/>
    </style:style>
    <style:style style:name="T75" style:family="text">
      <style:text-properties fo:color="#0e1422" style:font-name="Noto Sans CJK SC" fo:font-size="24pt" style:font-size-asian="24pt"/>
    </style:style>
    <style:style style:name="T76" style:family="text">
      <style:text-properties fo:color="#0e1422" style:font-name="Noto Sans CJK SC" fo:font-size="24pt" officeooo:rsid="00541331" style:font-size-asian="24pt"/>
    </style:style>
    <style:style style:name="T77" style:family="text">
      <style:text-properties officeooo:rsid="005436c4"/>
    </style:style>
    <style:style style:name="T78" style:family="text">
      <style:text-properties officeooo:rsid="005a6f7a"/>
    </style:style>
    <style:style style:name="T79" style:family="text">
      <style:text-properties officeooo:rsid="0065913b"/>
    </style:style>
    <style:style style:name="T80" style:family="text">
      <style:text-properties officeooo:rsid="0067d123"/>
    </style:style>
    <style:style style:name="T81" style:family="text">
      <style:text-properties officeooo:rsid="006b8120"/>
    </style:style>
    <style:style style:name="T82" style:family="text">
      <style:text-properties officeooo:rsid="006c10b0"/>
    </style:style>
    <style:style style:name="T83" style:family="text">
      <style:text-properties officeooo:rsid="006d868a"/>
    </style:style>
    <style:style style:name="T84" style:family="text">
      <style:text-properties officeooo:rsid="006f366c"/>
    </style:style>
    <style:style style:name="T85" style:family="text">
      <style:text-properties officeooo:rsid="00708d6e"/>
    </style:style>
    <style:style style:name="T86" style:family="text">
      <style:text-properties officeooo:rsid="0071d944"/>
    </style:style>
    <style:style style:name="T87" style:family="text">
      <style:text-properties fo:color="#4d5156" style:font-name="arial" fo:font-size="10.5pt"/>
    </style:style>
    <style:style style:name="T88" style:family="text">
      <style:text-properties fo:color="#4d5156" style:font-name-asian="arial" style:font-size-asian="10.5pt" style:font-style-asian="normal" style:font-weight-asian="normal"/>
    </style:style>
    <style:style style:name="T89" style:family="text">
      <style:text-properties fo:color="#ea4335" style:font-name="arial" fo:font-size="10.5pt" fo:font-style="normal"/>
    </style:style>
    <style:style style:name="T90" style:family="text">
      <style:text-properties style:font-name-asian="arial" style:font-style-asian="normal" style:font-weight-asian="normal"/>
    </style:style>
    <style:style style:name="T91" style:family="text">
      <style:text-properties officeooo:rsid="0074d3de" style:font-name-asian="arial" style:font-style-asian="normal" style:font-weight-asian="normal"/>
    </style:style>
    <style:style style:name="T92" style:family="text">
      <style:text-properties officeooo:rsid="0079ee60"/>
    </style:style>
    <style:style style:name="T93" style:family="text">
      <style:text-properties officeooo:rsid="007c6594"/>
    </style:style>
    <style:style style:name="T94" style:family="text">
      <style:text-properties officeooo:rsid="007e5137"/>
    </style:style>
    <style:style style:name="T95" style:family="text">
      <style:text-properties officeooo:rsid="007fb9e2"/>
    </style:style>
    <style:style style:name="T96" style:family="text">
      <style:text-properties style:font-name="Helvetica" fo:font-size="11.25pt"/>
    </style:style>
    <style:style style:name="T97" style:family="text">
      <style:text-properties style:font-name="Helvetica" fo:font-size="11.25pt" fo:font-style="normal" fo:font-weight="normal"/>
    </style:style>
    <style:style style:name="T98" style:family="text">
      <style:text-properties style:font-name-asian="Helvetica" style:font-size-asian="11.25pt" style:font-style-asian="normal" style:font-weight-asian="normal"/>
    </style:style>
    <style:style style:name="T99" style:family="text">
      <style:text-properties officeooo:rsid="008257ac"/>
    </style:style>
    <style:style style:name="T100" style:family="text">
      <style:text-properties officeooo:rsid="0083ae2d"/>
    </style:style>
    <style:style style:name="T101" style:family="text">
      <style:text-properties fo:background-color="#1e1e1e" loext:char-shading-value="0"/>
    </style:style>
    <style:style style:name="T102" style:family="text">
      <style:text-properties fo:color="#b5cea8"/>
    </style:style>
    <style:style style:name="T103" style:family="text">
      <style:text-properties fo:color="#b5cea8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04" style:family="text">
      <style:text-properties officeooo:rsid="00887e9d"/>
    </style:style>
    <style:style style:name="T105" style:family="text">
      <style:text-properties officeooo:rsid="00980d64"/>
    </style:style>
    <style:style style:name="T106" style:family="text">
      <style:text-properties officeooo:rsid="0098c7bb"/>
    </style:style>
    <style:style style:name="T107" style:family="text">
      <style:text-properties officeooo:rsid="009a6ebc"/>
    </style:style>
    <style:style style:name="T108" style:family="text">
      <style:text-properties officeooo:rsid="009c15d7"/>
    </style:style>
    <style:style style:name="T109" style:family="text">
      <style:text-properties officeooo:rsid="009dffbf"/>
    </style:style>
    <style:style style:name="T110" style:family="text">
      <style:text-properties style:font-name="Droid Sans Mono" fo:font-size="12pt" fo:font-weight="normal"/>
    </style:style>
    <style:style style:name="T111" style:family="text">
      <style:text-properties officeooo:rsid="00a9629f"/>
    </style:style>
    <style:style style:name="T112" style:family="text">
      <style:text-properties officeooo:rsid="00ac5fe1"/>
    </style:style>
    <style:style style:name="T113" style:family="text">
      <style:text-properties officeooo:rsid="00ae331e"/>
    </style:style>
    <style:style style:name="T114" style:family="text">
      <style:text-properties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15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cc9d0" style:font-size-asian="24pt" style:font-style-asian="normal" style:font-weight-asian="normal" style:text-emphasize="none"/>
    </style:style>
    <style:style style:name="T116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e1055" style:font-size-asian="24pt" style:font-style-asian="normal" style:font-weight-asian="normal" style:text-emphasize="none"/>
    </style:style>
    <style:style style:name="T117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f5c81" style:font-size-asian="24pt" style:font-style-asian="normal" style:font-weight-asian="normal" style:text-emphasize="none"/>
    </style:style>
    <style:style style:name="T118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03d90" style:font-size-asian="24pt" style:font-style-asian="normal" style:font-weight-asian="normal" style:font-size-complex="20pt" style:text-emphasize="none"/>
    </style:style>
    <style:style style:name="T119" style:family="text">
      <style:text-properties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style:font-name="Noto Sans CJK SC" fo:text-shadow="none" style:text-underline-style="none" officeooo:rsid="00bcc9d0" style:font-style-asian="normal" style:font-weight-asian="normal" style:text-emphasize="none"/>
    </style:style>
    <style:style style:name="T121" style:family="text">
      <style:text-properties style:text-outline="false" style:text-line-through-style="none" style:text-line-through-type="none" style:font-name="Noto Sans CJK SC" fo:text-shadow="none" style:text-underline-style="none" officeooo:rsid="00be1055" style:font-style-asian="normal" style:font-weight-asian="normal" style:text-emphasize="none"/>
    </style:style>
    <style:style style:name="T122" style:family="text">
      <style:text-properties style:text-outline="false" style:text-line-through-style="none" style:text-line-through-type="none" style:font-name="Noto Sans CJK SC" fo:text-shadow="none" style:text-underline-style="none" officeooo:rsid="00bf5c81" style:font-style-asian="normal" style:font-weight-asian="normal" style:text-emphasize="none"/>
    </style:style>
    <style:style style:name="T123" style:family="text">
      <style:text-properties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26" style:family="text">
      <style:text-properties style:text-outline="false" style:text-line-through-style="none" style:text-line-through-type="none" fo:text-shadow="none" style:text-underline-style="none" officeooo:rsid="00d82cc7" style:font-style-asian="normal" style:font-weight-asian="normal" style:text-emphasize="none"/>
    </style:style>
    <style:style style:name="T127" style:family="text">
      <style:text-properties style:text-outline="false" style:text-line-through-style="none" style:text-line-through-type="none" fo:text-shadow="none" style:text-underline-style="none" officeooo:rsid="00de2b82" style:font-style-asian="normal" style:font-weight-asian="normal" style:text-emphasize="none"/>
    </style:style>
    <style:style style:name="T128" style:family="text">
      <style:text-properties style:text-outline="false" style:text-line-through-style="none" style:text-line-through-type="none" fo:text-shadow="none" style:text-underline-style="none" officeooo:rsid="00e008fe" style:font-style-asian="normal" style:font-weight-asian="normal" style:text-emphasize="none"/>
    </style:style>
    <style:style style:name="T129" style:family="text">
      <style:text-properties style:text-outline="false" style:text-line-through-style="none" style:text-line-through-type="none" fo:text-shadow="none" style:text-underline-style="none" officeooo:rsid="00e1200f" style:font-style-asian="normal" style:font-weight-asian="normal" style:text-emphasize="none"/>
    </style:style>
    <style:style style:name="T130" style:family="text">
      <style:text-properties style:text-outline="false" style:text-line-through-style="none" style:text-line-through-type="none" fo:text-shadow="none" style:text-underline-style="none" officeooo:rsid="00e1d552" style:font-style-asian="normal" style:font-weight-asian="normal" style:text-emphasize="none"/>
    </style:style>
    <style:style style:name="T131" style:family="text">
      <style:text-properties style:text-outline="false" style:text-line-through-style="none" style:text-line-through-type="none" fo:text-shadow="none" style:text-underline-style="none" officeooo:rsid="00e98839" style:font-style-asian="normal" style:font-weight-asian="normal" style:text-emphasize="none"/>
    </style:style>
    <style:style style:name="T132" style:family="text">
      <style:text-properties style:text-outline="false" style:text-line-through-style="none" style:text-line-through-type="none" fo:text-shadow="none" style:text-underline-style="none" officeooo:rsid="00f53bf1" style:font-style-asian="normal" style:font-weight-asian="normal" style:text-emphasize="none"/>
    </style:style>
    <style:style style:name="T133" style:family="text">
      <style:text-properties style:text-outline="false" style:text-line-through-style="none" style:text-line-through-type="none" fo:text-shadow="none" style:text-underline-style="none" officeooo:rsid="010320fb" style:font-style-asian="normal" style:font-weight-asian="normal" style:text-emphasize="none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10cbcfc" style:font-style-asian="normal" style:font-weight-asian="normal" style:text-emphasize="none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10e9f54" style:font-style-asian="normal" style:font-weight-asian="normal" style:text-emphasize="none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1115140" style:font-style-asian="normal" style:font-weight-asian="normal" style:text-emphasize="none"/>
    </style:style>
    <style:style style:name="T137" style:family="text">
      <style:text-properties style:text-outline="false" style:text-line-through-style="none" style:text-line-through-type="none" fo:font-size="20pt" fo:text-shadow="none" style:text-underline-style="none" officeooo:rsid="00244ef4" style:font-size-asian="20pt" style:font-style-asian="normal" style:font-weight-asian="normal" style:font-size-complex="20pt" style:text-emphasize="none"/>
    </style:style>
    <style:style style:name="T138" style:family="text">
      <style:text-properties style:text-outline="false" style:text-line-through-style="none" style:text-line-through-type="none" fo:font-size="20pt" fo:text-shadow="none" style:text-underline-style="none" officeooo:rsid="0024dd4d" style:font-size-asian="20pt" style:font-style-asian="normal" style:font-weight-asian="normal" style:font-size-complex="20pt" style:text-emphasize="none"/>
    </style:style>
    <style:style style:name="T139" style:family="text">
      <style:text-properties fo:color="#808080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40" style:family="text">
      <style:text-properties fo:color="#808080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41" style:family="text">
      <style:text-properties fo:color="#4ec9b0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42" style:family="text">
      <style:text-properties fo:color="#4ec9b0" fo:background-color="#1e1e1e" loext:char-shading-value="0"/>
    </style:style>
    <style:style style:name="T143" style:family="text">
      <style:text-properties officeooo:rsid="00d09c99"/>
    </style:style>
    <style:style style:name="T144" style:family="text">
      <style:text-properties fo:color="#a71d5d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5" style:family="text">
      <style:text-properties fo:color="#333333" style:text-outline="false" style:text-line-through-style="none" style:text-line-through-type="none" fo:text-shadow="none" style:text-underline-style="none" officeooo:rsid="00e1d552" style:font-style-asian="normal" style:font-weight-asian="normal" style:text-emphasize="none"/>
    </style:style>
    <style:style style:name="T146" style:family="text">
      <style:text-properties fo:color="#333333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7" style:family="text">
      <style:text-properties fo:color="#df5000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8" style:family="text">
      <style:text-properties fo:color="#0086b3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9" style:family="text">
      <style:text-properties style:text-line-through-style="none" style:text-line-through-type="none" style:font-name="monospace" fo:font-style="normal" style:text-underline-style="none" fo:font-weight="normal" style:text-blinking="false" fo:background-color="#f2f2f2" loext:char-shading-value="0"/>
    </style:style>
    <style:style style:name="T150" style:family="text">
      <style:text-properties style:font-name="monospace" style:text-blinking="false" fo:background-color="#f2f2f2" loext:char-shading-value="0"/>
    </style:style>
    <style:style style:name="T151" style:family="text">
      <style:text-properties style:font-name="monospace" officeooo:rsid="0024c042" style:text-blinking="false" fo:background-color="#f2f2f2" loext:char-shading-value="0"/>
    </style:style>
    <style:style style:name="T152" style:family="text">
      <style:text-properties officeooo:rsid="011ef815"/>
    </style:style>
    <style:style style:name="T153" style:family="text">
      <style:text-properties style:font-name-asian="sans-serif"/>
    </style:style>
    <style:style style:name="T154" style:family="text">
      <style:text-properties officeooo:rsid="01237aef" style:font-name-asian="sans-serif"/>
    </style:style>
    <style:style style:name="T155" style:family="text">
      <style:text-properties officeooo:rsid="0131b339" style:font-name-asian="sans-serif"/>
    </style:style>
    <style:style style:name="T156" style:family="text">
      <style:text-properties officeooo:rsid="0133c1a3" style:font-name-asian="sans-serif"/>
    </style:style>
    <style:style style:name="T157" style:family="text">
      <style:text-properties officeooo:rsid="01350f79" style:font-name-asian="sans-serif"/>
    </style:style>
    <style:style style:name="T158" style:family="text">
      <style:text-properties fo:color="#000000" style:font-name="Source Sans Pro1" style:font-name-asian="sans-serif"/>
    </style:style>
    <style:style style:name="T159" style:family="text">
      <style:text-properties fo:color="#000000" style:font-name="Noto Sans CJK SC"/>
    </style:style>
    <style:style style:name="T160" style:family="text">
      <style:text-properties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1</text:p>
      <text:p text:style-name="P2">1 Cesium學習：</text:p>
      <text:p text:style-name="P2">viewer.scene.imageryLayers<text:span text:style-name="T1">（獲取圖層）；</text:span><text:line-break/>addImageryProvider （可以用來在layer中貼入圖片，不適合使用gps數據在地球地圖中貼label）；</text:p>
      <text:p text:style-name="P3"/>
      <text:p text:style-name="P3">地圖資源：</text:p>
      <text:p text:style-name="P3">const viewer = new Cesium.Viewer("cesiumContainer", {</text:p>
      <text:p text:style-name="P3"><text:s text:c="2"/>imageryProvider: new Cesium.ArcGisMapServerImageryProvider({</text:p>
      <text:p text:style-name="P3"><text:s text:c="4"/>url:</text:p>
      <text:p text:style-name="P3"><text:s text:c="6"/>"https://services.arcgisonline.com/arcgis/rest/services/World_Imagery/MapServer/",</text:p>
      <text:p text:style-name="P3"><text:s text:c="2"/>}),</text:p>
      <text:p text:style-name="P3">});</text:p>
      <text:p text:style-name="P3"/>
      <text:p text:style-name="P3">比較好用的是：World_Imagery，World_Topo_Map，World_Street_Map； 其中地名是拼音；如果可以顯示中文的話，就方便很多了；</text:p>
      <text:p text:style-name="P3"/>
      <text:p text:style-name="P4">osm 可以直接載入中文，但是地圖看起來，像是個2d的地圖一樣；</text:p>
      <text:p text:style-name="P5"><text:soft-page-break/>2 地名label：</text:p>
      <text:p text:style-name="P5">應該想用的是map pins；</text:p>
      <text:p text:style-name="P5"/>
      <text:p text:style-name="P6">3/2</text:p>
      <text:p text:style-name="P6">1 label做法：</text:p>
      <text:p text:style-name="P6">step1：找到距離路徑近的citys；</text:p>
      <text:p text:style-name="P6">step2：把這些citys的名字貼到地圖上面；</text:p>
      <text:p text:style-name="P6">step3：調適label的大小；</text:p>
      <text:p text:style-name="P7">bug:</text:p>
      <text:p text:style-name="P7">city type is <text:s/>string flydata type is <text:s/>number;</text:p>
      <text:p text:style-name="P8">2 明天開會準備：</text:p>
      <text:p text:style-name="P8">畫面需要有儀表板系統，線上畫面上鴿子飛行路徑，時間，速度等資料。（這個需求的具體意思是什麼？）</text:p>
      <text:p text:style-name="P9">(飛行路徑是指：飛行進度吧？速度是指當前速度，還是平均速度？時間是當前時間嗎？)</text:p>
      <text:p text:style-name="P8">點擊鴿子可以產生公環號碼，名次等資訊。（本來所有鴿子的資訊就顯示在右邊，只是點擊某個鴿子之後，那個資訊會變成藍色，是吧？）</text:p>
      <text:p text:style-name="P10">3 </text:p>
      <text:p text:style-name="P8">點擊鴿子可以產生公環號碼，名次等資訊；</text:p>
      <text:p text:style-name="P8">也就是說，gpx文檔 or 數據 需要綁定鴿子的資訊；</text:p>
      <text:p text:style-name="P8"><text:soft-page-break/>名次這個資訊是實時的那種，還是最後的排名；（如果是實時的話，這個是做不到的；只能是最後的排名；）</text:p>
      <text:p text:style-name="P8"/>
      <text:p text:style-name="P8">step<text:span text:style-name="T2">1：把所有鴿子的資訊顯示在右側資訊欄目中，並與entity進行綁定；</text:span></text:p>
      <text:p text:style-name="P23"><text:span text:style-name="T3">step</text:span><text:span text:style-name="T4">2</text:span><text:span text:style-name="T3">：</text:span><text:span text:style-name="T4">監控鼠標事件</text:span><text:span text:style-name="T3">；</text:span></text:p>
      <text:p text:style-name="P11">step<text:span text:style-name="T2">3</text:span>：獲取entity的資訊<text:span text:style-name="T2">；</text:span></text:p>
      <text:p text:style-name="P12">step4: <text:s/>對應的右側資訊欄目高亮；</text:p>
      <text:p text:style-name="P12"/>
      <text:p text:style-name="P13">3/3</text:p>
      <text:p text:style-name="P13">1 scene.primitives</text:p>
      <text:p text:style-name="P13">viewer.extend</text:p>
      <text:p text:style-name="P13">cesium Inspector 可以用來調式<text:span text:style-name="T5">cesium組件；</text:span></text:p>
      <text:p text:style-name="P14">2 鴿子資訊欄：</text:p>
      <text:p text:style-name="P22"><text:span text:style-name="T26">div ， </text:span><text:span text:style-name="T9">statusDisplay</text:span><text:span text:style-name="T13">.</text:span><text:span text:style-name="T18">innerHTML</text:span><text:span text:style-name="T13"> = </text:span><text:span text:style-name="T18">msg</text:span><text:span text:style-name="T13">;</text:span></text:p>
      <text:p text:style-name="P22"><text:span text:style-name="T26">，</text:span><text:span text:style-name="T37">// Show the status display below the reset button.</text:span></text:p>
      <text:p text:style-name="P24"><text:span text:style-name="T7">statusDisplay</text:span>.<text:span text:style-name="T7">style</text:span>.<text:span text:style-name="T16">background</text:span> = <text:span text:style-name="T27">"rgba(42, 42, 42, 0.7)"</text:span>;</text:p>
      <text:p text:style-name="P24"><text:span text:style-name="T7">statusDisplay</text:span>.<text:span text:style-name="T7">style</text:span>.<text:span text:style-name="T16">padding</text:span> = <text:span text:style-name="T27">"5px 10px"</text:span>;</text:p>
      <text:p text:style-name="P24"><text:span text:style-name="T16">document</text:span>.<text:span text:style-name="T31">getElementById</text:span>(<text:span text:style-name="T27">"toolbar"</text:span>).<text:span text:style-name="T31">appendChild</text:span>(<text:span text:style-name="T7">statusDisplay</text:span>);</text:p>
      <text:p text:style-name="P24"/>
      <text:p text:style-name="P24"><text:span text:style-name="T39">function</text:span> <text:span text:style-name="T31">updateStatusDisplay</text:span>() {</text:p>
      <text:p text:style-name="P24"><text:span text:style-name="T39">let</text:span> <text:span text:style-name="T16">msg</text:span> = <text:span text:style-name="T27">""</text:span>;</text:p>
      <text:p text:style-name="P24"><text:span text:style-name="T7">partsToLoad</text:span>.<text:span text:style-name="T31">forEach</text:span>(<text:span text:style-name="T39">function</text:span> (<text:span text:style-name="T16">part</text:span>) {</text:p>
      <text:p text:style-name="P24"><text:span text:style-name="T16">msg</text:span> += <text:span text:style-name="T27">`</text:span><text:span text:style-name="T39">${</text:span><text:span text:style-name="T16">part</text:span>.<text:span text:style-name="T16">url</text:span><text:span text:style-name="T39">}</text:span><text:span text:style-name="T27"> - `</text:span>;</text:p>
      <text:p text:style-name="P24"><text:span text:style-name="T48">if</text:span> (<text:span text:style-name="T16">part</text:span>.<text:span text:style-name="T16">loaded</text:span>) {</text:p>
      <text:p text:style-name="P24"><text:span text:style-name="T16">msg</text:span> += <text:span text:style-name="T27">"Loaded.&lt;br/&gt;"</text:span>;</text:p>
      <text:p text:style-name="P24">} <text:span text:style-name="T48">else</text:span> <text:span text:style-name="T48">if</text:span> (<text:span text:style-name="T16">part</text:span>.<text:span text:style-name="T16">requested</text:span>) {</text:p>
      <text:p text:style-name="P24"><text:span text:style-name="T16">msg</text:span> += <text:span text:style-name="T27">"Loading now...&lt;br/&gt;"</text:span>;</text:p>
      <text:p text:style-name="P24">} <text:span text:style-name="T48">else</text:span> {</text:p>
      <text:p text:style-name="P24"><text:soft-page-break/><text:span text:style-name="T16">msg</text:span> += <text:span text:style-name="T27">"Not needed yet.&lt;br/&gt;"</text:span>;</text:p>
      <text:p text:style-name="P24">}</text:p>
      <text:p text:style-name="P24">});</text:p>
      <text:p text:style-name="P24"><text:span text:style-name="T7">statusDisplay</text:span>.<text:span text:style-name="T16">innerHTML</text:span> = <text:span text:style-name="T16">msg</text:span>;</text:p>
      <text:p text:style-name="P24">}</text:p>
      <text:p text:style-name="P15"/>
      <text:p text:style-name="P16">step<text:span text:style-name="T6">1：</text:span>先設置一個element <text:span text:style-name="T6">id 是“pigeons info”（需要設置樣式）;</text:span></text:p>
      <text:p text:style-name="P16">step<text:span text:style-name="T6">2：在下面更新鴿子的資訊（需要定義格式）；</text:span></text:p>
      <text:p text:style-name="P17"/>
      <text:p text:style-name="P17">優化：</text:p>
      <text:p text:style-name="P27">1 地名的label找一下其他的模板；目前的label有點兒卡通；調成更加正式的，</text:p>
      <text:p text:style-name="P27"><text:span text:style-name="T51">2demo數據</text:span>調成台灣的數據；</text:p>
      <text:p text:style-name="P28"><text:span text:style-name="T51">3</text:span> 視角：relive視角<text:span text:style-name="T49">：</text:span></text:p>
      <text:p text:style-name="P29">一開始視角的調整，</text:p>
      <text:p text:style-name="P29">飛到一半的時候旋轉視角，</text:p>
      <text:p text:style-name="P29">後半段從前面往後看，</text:p>
      <text:p text:style-name="P29">結束的時候，拉高，看到整個區域；</text:p>
      <text:p text:style-name="P29"><text:span text:style-name="T51">4</text:span>找看看其他<text:span text:style-name="T51">3d</text:span>的地圖，圖資標誌是中文的；</text:p>
      <text:p text:style-name="P31"><text:span text:style-name="T51">5</text:span> 卡頓問題分析：</text:p>
      <text:p text:style-name="P31">小卡車換成鴿子；</text:p>
      <text:p text:style-name="P31">看起來有些卡：點與點之間的移動是否可以優化成更加smooth的方式；</text:p>
      <text:p text:style-name="P31"><text:span text:style-name="T51">6</text:span> 排名算法：</text:p>
      <text:p text:style-name="P31">即時更新排名<text:span text:style-name="T50">：</text:span></text:p>
      <text:p text:style-name="P32"><text:soft-page-break/>每到一個節點更新一次排名<text:span text:style-name="T50">：還是直接按距離算，然後進行排名；</text:span></text:p>
      <text:p text:style-name="P33"><text:span text:style-name="T51">7</text:span> 點擊排名的話，會顯示鴿子資訊；</text:p>
      <text:p text:style-name="P34">進度條：上面顯示海拔的圖形；</text:p>
      <text:p text:style-name="P33">點擊排名的話，切換成這個鴿子的視角；</text:p>
      <text:p text:style-name="P36">(</text:p>
      <text:p text:style-name="P36">選取：</text:p>
      <text:p text:style-name="P36">選擇之後，高亮；</text:p>
      <text:p text:style-name="P36">切換視角：</text:p>
      <text:p text:style-name="P34">step1：把<text:span text:style-name="T19">trackedEntity</text:span></text:p>
      <text:p text:style-name="P36">設置成陣列；</text:p>
      <text:p text:style-name="P36">step2：當map的id被選取的時候，track就切換到相應的id；</text:p>
      <text:p text:style-name="P36">)</text:p>
      <text:p text:style-name="P33"/>
      <text:p text:style-name="P35"/>
      <text:p text:style-name="P13">¾</text:p>
      <text:p text:style-name="P18">1 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18">這個案例中，3個路徑的部分不是一次性載入的，而是在第一段跑完之後載入的，雖然那便是通過time來控制的，但是有沒有辦法：到了已經載入的倒數第二個節點的時候，進行載入？</text:p>
      <text:p text:style-name="P18"/>
      <text:p text:style-name="P19">3/5</text:p>
      <text:p text:style-name="P19">1 鴿子即時排名：</text:p>
      <text:p text:style-name="P19"><text:soft-page-break/>step1：動態顯示鴿子排名；</text:p>
      <text:p text:style-name="P19">step2：點擊排名中的某個鴿子時，可以彈出具體信息；（某個排名信息是可以選取的）；</text:p>
      <text:p text:style-name="P20">2 </text:p>
      <text:p text:style-name="P19"><text:span text:style-name="T53">前言：</text:span><text:span text:style-name="T52">Cesium.knock</text:span><text:span text:style-name="T53">能夠使</text:span><text:span text:style-name="T52">Cesium</text:span><text:span text:style-name="T53">球體監聽</text:span><text:span text:style-name="T52">html</text:span><text:span text:style-name="T53">控件</text:span><text:span text:style-name="T52">, </text:span><text:span text:style-name="T53">從而根據控件的值實時改變一些地圖屬性</text:span><text:span text:style-name="T52">.</text:span><text:line-break/><text:span text:style-name="T53">如圖</text:span><text:span text:style-name="T52">, Cesium</text:span><text:span text:style-name="T53">的標註聚合功能</text:span><text:span text:style-name="T52">, Cesium</text:span><text:span text:style-name="T53">能夠根據</text:span><text:span text:style-name="T52">html</text:span><text:span text:style-name="T53">控件輸入的像素範圍</text:span><text:span text:style-name="T52">, </text:span><text:span text:style-name="T53">最小簇聚</text:span><text:span text:style-name="T52">, </text:span><text:span text:style-name="T53">實時改變標註的範圍和大小</text:span><text:span text:style-name="T52">.</text:span></text:p>
      <text:p text:style-name="P19">3</text:p>
      <text:p text:style-name="P35"/>
      <text:p text:style-name="P37">3/7</text:p>
      <text:p text:style-name="P37">1 rank插入算法：</text:p>
      <text:p text:style-name="P37">step1: 根據rankinfos進行更新；</text:p>
      <text:p text:style-name="P38">2 怎麼確定鴿子已經飛到了節點呢？</text:p>
      <text:p text:style-name="P38">Step1: 鴿子飛到節點的時候調用 update 函數；</text:p>
      <text:p text:style-name="P39">3 </text:p>
      <text:p text:style-name="P39">兩種做法：</text:p>
      <text:p text:style-name="P39">第一種：listen clock，當clock到了時間點的時候，就更新；</text:p>
      <text:p text:style-name="P40">map:</text:p>
      <text:p text:style-name="P40">time,[1,2,3];(key是時間戳，value是要更新rank的id)；</text:p>
      <text:p text:style-name="P39"><text:soft-page-break/>第二種：在entity中實現：model到了entity，或者，entity的狀態事件中查找，到了該entity的話，做什麼事情；</text:p>
      <text:p text:style-name="P39">（第二種的比較好，但是需要研究；第一種比較取巧，而且效果不一定理想）；</text:p>
      <text:p text:style-name="P40"/>
      <text:p text:style-name="P40">clock：在沒有animate之前是同一個事件戳，只有animate之後，才是不同的事件戳；</text:p>
      <text:h text:style-name="P224" text:outline-level="4"><text:bookmark text:name=".compare"/>Cesium.JulianDate.compare(left, right) </text:h>
      <text:p text:style-name="P40">比較時間的接口：</text:p>
      <text:p text:style-name="P42">A negative value if left is less than right, a positive value if left is greater than right, or zero if left and right are equal.</text:p>
      <text:p text:style-name="P42"/>
      <text:p text:style-name="P43">樣本中的時間戳的秒數間隔是：600左右；（10分鐘醒一次）；</text:p>
      <text:p text:style-name="P43">clock的一個tick是5左右（所以不一定會完全相等；而是在某個時間範圍內進行判斷比如-3到3）；</text:p>
      <text:p text:style-name="P45">（改成了-10到10，-5到5的話，還是會有很多點不在區間內）；</text:p>
      <text:p text:style-name="P44">timestamp: <text:s/>data; <text:s/></text:p>
      <text:p text:style-name="P44">send sig: lenth, 比如還有7個的話，那摩當前就是第total lenth – lenth 個；（比如總共4個的話，第一個的時候，lenth是3，那摩point就是第1個，index是0）；</text:p>
      <text:p text:style-name="P44"/>
      <text:p text:style-name="P44">cesium 有time的entity的個人理解<text:span text:style-name="T71">：（比如path是根據時間戳進行更新的，entity本身綁定了時間之後，也會根據時間戳更新model的位置；所以時間戳才是那個動態的變量）；</text:span></text:p>
      <text:p text:style-name="P44"><text:soft-page-break/></text:p>
      <text:p text:style-name="P44">div不要用絕對位置<text:span text:style-name="T71">，用相對位置比較好；</text:span></text:p>
      <text:p text:style-name="P44"/>
      <text:p text:style-name="P46">3/9</text:p>
      <text:p text:style-name="P46">1 trackEntity不需要都track,只需要track時間線的第一個就可以了；</text:p>
      <text:p text:style-name="P46">研究一下如何進行track變更；</text:p>
      <text:p text:style-name="P47">2</text:p>
      <text:p text:style-name="P46">功能分析：</text:p>
      <text:p text:style-name="P46">鴿子排名功能：</text:p>
      <text:p text:style-name="P46">功能1：即時顯示當前的排名；</text:p>
      <text:p text:style-name="P46">功能2：點擊排名欄，鏡頭追蹤該鴿子；</text:p>
      <text:p text:style-name="P46"/>
      <text:p text:style-name="P46">功能設計<text:span text:style-name="T72">：</text:span></text:p>
      <text:p text:style-name="P46">即時顯示當前排名<text:span text:style-name="T72">：</text:span></text:p>
      <text:p text:style-name="P46">step<text:span text:style-name="T72">1：根據鴿子的id和total distance進行初始化顯示；</text:span></text:p>
      <text:p text:style-name="P186">array : elment is :{number,distance},distance is total distance</text:p>
      <text:p text:style-name="P46">step<text:span text:style-name="T72">2：聚合main pigeon和sub pigeons的points中的time，根據鴿子的id進行存儲；</text:span></text:p>
      <text:p text:style-name="P47">map:</text:p>
      <text:p text:style-name="P187">key{timestamp(JuliaDate); value:[]:element is {number,run_distance};</text:p>
      <text:p text:style-name="P46">step<text:span text:style-name="T72">3：與clock中的timestamp進行對比（-10到10）的誤差中，進行更新；</text:span></text:p>
      <text:p text:style-name="P46">step<text:span text:style-name="T72">4：更新每個鴿子distance數據後，進行排序，然後顯示；</text:span></text:p>
      <text:p text:style-name="P186">array : elment is :{number,distance}</text:p>
      <text:p text:style-name="P46"/>
      <text:p text:style-name="P48">切換鏡頭：</text:p>
      <text:p text:style-name="P48">step1：存儲：顯示欄的map（number,elementId）</text:p>
      <text:p text:style-name="P48">，存儲：entity的map（number,Entity）；</text:p>
      <text:p text:style-name="P48"><text:soft-page-break/>；</text:p>
      <text:p text:style-name="P48">step2：點擊欄目後，更新trackEntity為當前欄目對應的；</text:p>
      <text:p text:style-name="P46"/>
      <text:p text:style-name="P46"><text:span text:style-name="T73">3</text:span>開會問題<text:span text:style-name="T73">：</text:span></text:p>
      <text:p text:style-name="P46">需求變更<text:span text:style-name="T73">：</text:span>功能優化<text:span text:style-name="T73">：</text:span></text:p>
      <text:p text:style-name="P46">之前是一只鴿子，後來有了主副鴿<text:span text:style-name="T73">，現在其實鏡頭是可以切換的，那摩就沒有所謂的主副鴿了，需要優化成無主副狀態嗎？</text:span></text:p>
      <text:p text:style-name="P46"/>
      <text:p text:style-name="P49">3/10</text:p>
      <text:p text:style-name="P211"><text:span text:style-name="T74">1</text:span><text:span text:style-name="T75">視角調整：</text:span></text:p>
      <text:p text:style-name="P220"><text:span text:style-name="T74">Step1 : </text:span><text:span text:style-name="T75">做一個視角調整的陣列；</text:span></text:p>
      <text:p text:style-name="P220"><text:span text:style-name="T74">Step2</text:span><text:span text:style-name="T75">：根據時間線進行調整視角；</text:span></text:p>
      <text:p text:style-name="P221">（類似於切換鴿子視角）</text:p>
      <text:p text:style-name="P220"/>
      <text:p text:style-name="P220"><text:span text:style-name="T74">2</text:span><text:span text:style-name="T75">卡頓問題分析：</text:span></text:p>
      <text:p text:style-name="P220"><text:span text:style-name="T75">也使用</text:span><text:span text:style-name="T74">cesium</text:span><text:span text:style-name="T75">的組件進行分析；</text:span></text:p>
      <text:p text:style-name="P220"><text:span text:style-name="T75">（</text:span><text:span text:style-name="T74">inspector</text:span><text:span text:style-name="T75">）</text:span></text:p>
      <text:p text:style-name="P220"><text:span text:style-name="T75">一開始不卡，但是到了後期</text:span><text:span text:style-name="T76">，會發現越來越卡；</text:span></text:p>
      <text:p text:style-name="P49">使用window.<text:span text:style-name="T77">viewer（無效）</text:span></text:p>
      <text:p text:style-name="P49">試試隱藏path<text:span text:style-name="T77">，比如path只遺留100之類的；（效果很明顯，因為看到網路上大家都說是label什麼的太多了，導致很卡，我們的數據應該是加載完成後，就沒有變動的，唯一邊多的就是path，所以問題出在path上面，path遺留太久了）</text:span></text:p>
      <text:p text:style-name="P49">path調參數<text:span text:style-name="T77">：100的話是可以的，但是看起來像個尾巴；</text:span></text:p>
      <text:p text:style-name="P50">1000可以，10000不行，5000不行，2500可以；</text:p>
      <text:p text:style-name="P50"/>
      <text:p text:style-name="P50"/>
      <text:p text:style-name="P46"><text:soft-page-break/></text:p>
      <text:p text:style-name="P51">3 demo製作：</text:p>
      <text:p text:style-name="P51"/>
      <text:p text:style-name="P51"><text:a xlink:type="simple" xlink:href="https://jsfiddle.net/pengzhen_minxin/780satm3/5/" text:style-name="Internet_20_link" text:visited-style-name="Visited_20_Internet_20_Link">https://jsfiddle.net/pengzhen_minxin/780satm3/5/</text:a></text:p>
      <text:p text:style-name="P51"/>
      <text:p text:style-name="P52">4會議記錄：</text:p>
      <text:p text:style-name="P52"/>
      <text:p text:style-name="P52">1 之後不分主副鴿；</text:p>
      <text:p text:style-name="P52">2 卡頓問題：</text:p>
      <text:p text:style-name="P52">不是後續的loading問題，而是一開始的幀數不夠：</text:p>
      <text:p text:style-name="P52">有可能是因為我們的軌跡的原因：使用小卡車的demo，放入我們的軌跡參數；</text:p>
      <text:p text:style-name="P52">有可能是播放速度的原因<text:span text:style-name="T78">；</text:span></text:p>
      <text:p text:style-name="P55">(</text:p>
      <text:p text:style-name="P55">小卡車的demo中，軌跡參數已經被寫好了；</text:p>
      <text:p text:style-name="P55">)</text:p>
      <text:p text:style-name="P53">3 排名的顯示方式改為從上到下；rank其實是固定的，在設定中設好；（現在的做法可能會誤導用戶；）</text:p>
      <text:p text:style-name="P54">4 優化UI：</text:p>
      <text:p text:style-name="P54">point，排名欄，地標；</text:p>
      <text:p text:style-name="P54"/>
      <text:p text:style-name="P56">3/14</text:p>
      <text:p text:style-name="P56">1 取消主副鴿子；</text:p>
      <text:p text:style-name="P56">2 排名改為從上到下：</text:p>
      <text:p text:style-name="P56">之前的是按照id進行設定排名的，現在需要把id改為排名的次序，修改顯示；</text:p>
      <text:p text:style-name="P56"><text:soft-page-break/>這個排名是可以做，但是這樣做之後，由於我的element 的id被改了，那摩在點擊後，切換追蹤的鴿子上面，就又有bug了；</text:p>
      <text:p text:style-name="P57"/>
      <text:p text:style-name="P57">3 卡頓問題分析：</text:p>
      <text:p text:style-name="P57">根據cxml檔案，修改etity的positions；</text:p>
      <text:p text:style-name="P58">問題1：是軌跡的問題嗎？ （已經修改了，但是需要判斷是否卡頓）</text:p>
      <text:p text:style-name="P58">問題2：是模型的問題嗎？</text:p>
      <text:p text:style-name="P58">問題3：是多個模型的問題嗎？<text:span text:style-name="T80">（有關聯，多個路徑和多個模型的時候，會變卡）</text:span></text:p>
      <text:p text:style-name="P58">問題4：是地名的問題嗎？</text:p>
      <text:p text:style-name="P58"/>
      <text:p text:style-name="P59">3/15</text:p>
      <text:p text:style-name="P59">1 <text:span text:style-name="T79">UI優化：</text:span></text:p>
      <text:p text:style-name="P59"/>
      <text:p text:style-name="P58">point改為白色；</text:p>
      <text:p text:style-name="P60">城市的label：改為貼在地上的名字；</text:p>
      <text:p text:style-name="P66">排名UI優化：標題改為白底黑字，邊線有一點曲度；排名欄改為半透明，雙擊會變色，光標離開的話恢復半透明；調整間距，文字排中間等等；</text:p>
      <text:p text:style-name="P61"/>
      <text:p text:style-name="P61">2 卡頓問題分析：</text:p>
      <text:p text:style-name="P61"><text:a xlink:type="simple" xlink:href="https://juejin.cn/post/6844903651262070791" text:style-name="Internet_20_link" text:visited-style-name="Visited_20_Internet_20_Link">https://juejin.cn/post/6844903651262070791</text:a></text:p>
      <text:p text:style-name="P61">四個點：</text:p>
      <text:p text:style-name="P61">網絡，服務器，渲染，硬件；</text:p>
      <text:p text:style-name="P61">主要關注的是渲染和硬件；</text:p>
      <text:p text:style-name="P61"/>
      <text:p text:style-name="P69"><text:soft-page-break/>原因1：和路徑多少有關，路徑變多的時候，腳本算法所需的比例變大；</text:p>
      <text:p text:style-name="P61"/>
      <text:p text:style-name="P61"/>
      <text:p text:style-name="P61">分析<text:span text:style-name="T82">1：</text:span>腳本調用所花的時間長了很多<text:span text:style-name="T81">：可能和model的大小有關；</text:span></text:p>
      <text:p text:style-name="P62">也有可能和model的scale大小有關；<text:span text:style-name="T83">（scale改為之前的10分之一沒有效果，改為原比例：1.0</text:span><text:span text:style-name="T84">，差別不大</text:span><text:span text:style-name="T83">）</text:span><text:span text:style-name="T84">；</text:span></text:p>
      <text:p text:style-name="P62">分析<text:span text:style-name="T82">2：</text:span>跟視角有關係嗎<text:span text:style-name="T82">？改為卡車的模型視角試試；</text:span><text:span text:style-name="T83">（無關）；</text:span></text:p>
      <text:p text:style-name="P63">分析3：地圖資源的差別？（無關）</text:p>
      <text:p text:style-name="P63">分析<text:span text:style-name="T85">4：clock事件的原因？（無關）</text:span></text:p>
      <text:p text:style-name="P63">分析<text:span text:style-name="T85">5：地圖label的原因？（無關）</text:span></text:p>
      <text:p text:style-name="P64">分析<text:span text:style-name="T86">6：加載模型的方式的差別？（diff 1：案例中使用的是本地的model，diff2：案例中模型只需要加載一次；先分析diff2，無關）（但是可以減少loading的時間）</text:span></text:p>
      <text:p text:style-name="P64"/>
      <text:p text:style-name="P65">3優化模型loading；</text:p>
      <text:p text:style-name="P65">改為一開始就loading，之後不再重複loading；</text:p>
      <text:p text:style-name="P65"/>
      <text:p text:style-name="P67">3/16</text:p>
      <text:p text:style-name="P67">1 pigeon rank：</text:p>
      <text:p text:style-name="P113">點擊排名，顯示詳細訊息：</text:p>
      <text:p text:style-name="P67">使用linechart可以是實現趨勢圖；</text:p>
      <text:p text:style-name="P67"><text:span text:style-name="T87">&lt;</text:span><text:span text:style-name="Emphasis"><text:span text:style-name="T89">canvas</text:span></text:span><text:span text:style-name="T87">&gt; </text:span><text:span text:style-name="T88">是一個</text:span><text:span text:style-name="T87">HTML </text:span><text:span text:style-name="T88">元素，我們可以利用程式腳本在這個元素上繪圖;</text:span></text:p>
      <text:p text:style-name="P67">流程設計：</text:p>
      <text:p text:style-name="P67">x軸是line的point index；</text:p>
      <text:p text:style-name="P67">y軸是當前index的海拔；</text:p>
      <text:p text:style-name="P105">step1：初始化顯示第一個鴿子的訊息；</text:p>
      <text:p text:style-name="P67"><text:soft-page-break/><text:span text:style-name="T90">step</text:span><text:span text:style-name="T91">2：點擊鴿子排名後，根據鴿子的number，來更新信息；</text:span></text:p>
      <text:p text:style-name="P106">step3：到達point後，更新排名的同時，如果到達point的鴿子的number中有當前顯示pigeon info的鴿子number，就進行progress更新；</text:p>
      <text:p text:style-name="P106"/>
      <text:p text:style-name="P107">一開始圖形就固定了，只是需要變色；</text:p>
      <text:p text:style-name="P107">兩種情況：</text:p>
      <text:p text:style-name="P68"><text:span text:style-name="T91">情況</text:span><text:span text:style-name="T90">1：</text:span><text:span text:style-name="T91">切換了鴿子：圖形整體需要改變，而且需要提示，當前的</text:span><text:span text:style-name="T90">index;</text:span></text:p>
      <text:p text:style-name="P108">情況2：更新當前的圖形，step+1；</text:p>
      <text:p text:style-name="P108"/>
      <text:p text:style-name="P109">台灣的比賽中，檔案中的時間是3分鐘醒一次；</text:p>
      <text:p text:style-name="P109">bug：</text:p>
      <text:p text:style-name="P109">發現幾乎所有的timestamp都是不同步的；</text:p>
      <text:p text:style-name="P109">process中沒有能夠記錄下來其他的pigeon number的index；這個需要分析一下；</text:p>
      <text:p text:style-name="P64"/>
      <text:p text:style-name="P70">3/17</text:p>
      <text:p text:style-name="P70">1 pigeon rank：</text:p>
      <text:p text:style-name="P70">優化process的ui；</text:p>
      <text:p text:style-name="P72">2</text:p>
      <text:p text:style-name="P72">開會討論<text:span text:style-name="T93">：</text:span></text:p>
      <text:p text:style-name="P72">卡頓問題分析：</text:p>
      <text:p text:style-name="P71">嘗試方法：分段；</text:p>
      <text:p text:style-name="P71">可能是因為路徑中每個點有時間；</text:p>
      <text:p text:style-name="P71">小卡車放入十個路徑的卡頓情況；</text:p>
      <text:p text:style-name="P71">一只鴿子的demo中：明顯有抖動；</text:p>
      <text:p text:style-name="P71">資訊官方是否有差異；</text:p>
      <text:p text:style-name="P71">默認的token<text:span text:style-name="T92">：是否可以用自己的model；</text:span></text:p>
      <text:p text:style-name="P71"><text:soft-page-break/></text:p>
      <text:p text:style-name="P71">先優化到和一只鴿子路徑的小卡車一樣的流程度；</text:p>
      <text:p text:style-name="P73"/>
      <text:p text:style-name="P73">重點：先一個功能一個功能的做好，不要分開做，但是沒有解決bug的情況；</text:p>
      <text:p text:style-name="P73">卡車<text:span text:style-name="T94">：</text:span></text:p>
      <text:p text:style-name="P73">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73"/>
      <text:p text:style-name="P73">鴿子排名的功能：解決沒有即時更新的bug，不會跳動的原因分析：可能1：數據本身是這樣；可能2：功能有問題；</text:p>
      <text:p text:style-name="P73">卡頓問題的bug：研究小卡車的做法，至少優化到與小卡車使用我們的路徑的情況類似；</text:p>
      <text:p text:style-name="P73">pigeon process的功能：看情況加入；</text:p>
      <text:p text:style-name="P73"/>
      <text:p text:style-name="P74">3 先屏蔽鴿子的process功能；</text:p>
      <text:p text:style-name="P188">// pigeonRank_instance.init_pigeonInfos_process(demo_fakeData_pigeons[0]['number'], tmp_elevation);</text:p>
      <text:p text:style-name="P74"/>
      <text:p text:style-name="P75">4 卡頓問題分析：</text:p>
      <text:p text:style-name="P75">方法1：使用默認的token，使用官方的flight data試一試； 無關<text:span text:style-name="T95">；</text:span></text:p>
      <text:p text:style-name="P75">方法<text:span text:style-name="T95">2：使用本地的model；</text:span></text:p>
      <text:p text:style-name="P75"/>
      <text:p text:style-name="P76">3/21</text:p>
      <text:p text:style-name="P76">1卡頓bug解決方案<text:span text:style-name="T99">：</text:span> </text:p>
      <text:p text:style-name="P190"><text:span text:style-name="T98">主要就是因為你的 </text:span><text:span text:style-name="T96">event handler </text:span><text:span text:style-name="T98">執行太久</text:span></text:p>
      <text:p text:style-name="P222"><text:span text:style-name="T98">超過瀏覽器的 </text:span><text:span text:style-name="T97">update frame</text:span></text:p>
      <text:p text:style-name="P222"><text:span text:style-name="T98">以 </text:span><text:span text:style-name="T97">60 FPS </text:span><text:span text:style-name="T98">來算一次 </text:span><text:span text:style-name="T97">frame </text:span><text:span text:style-name="T98">就是 </text:span><text:span text:style-name="T97">16.6ms</text:span></text:p>
      <text:p text:style-name="P222"><text:span text:style-name="T98">所以讓你的 </text:span><text:span text:style-name="T97">event handler </text:span><text:span text:style-name="T98">盡量在這個時間內跑完就沒事了</text:span></text:p>
      <text:p text:style-name="P76">初始化路徑的時候的方案優化後，比較好了<text:span text:style-name="T99">；</text:span></text:p>
      <text:p text:style-name="P77">2 排名即時更新的bug分析：</text:p>
      <text:p text:style-name="P77"><text:soft-page-break/>因為跳秒是20秒的誤差範圍，但是因為鴿子的開始時間都有間隔，比如間隔了1秒等，這樣的話，就會導致每個的timestamp都不一樣，然後有些timestamp會被忽略，也就是說應該會有多個timestamp在這個範圍內；所以所有在這個範圍內的timestamp的鴿子的距離都要更新；</text:p>
      <text:p text:style-name="P77"/>
      <text:p text:style-name="P78">3 demo 放到js fiddle 中報錯：</text:p>
      <text:p text:style-name="P78">“await is only valid in async functions and the top level bodies of modules”</text:p>
      <text:p text:style-name="P79">（本地使用的時候沒有報錯）</text:p>
      <text:p text:style-name="P78">解決方案<text:span text:style-name="T100">：</text:span></text:p>
      <text:p text:style-name="P78">使用await的時候<text:span text:style-name="T100">，把這個await包裝在一個async的函數中；</text:span></text:p>
      <text:p text:style-name="P78">原本的<text:span text:style-name="T100">：</text:span></text:p>
      <text:p text:style-name="P199"><text:span text:style-name="T40">let</text:span><text:span text:style-name="T101"> </text:span><text:span text:style-name="T20">pigeon_models_array</text:span><text:span text:style-name="T101"> = [];</text:span></text:p>
      <text:p text:style-name="P189">for (var i = 0; i &lt; threeD_models_id_array.length; i++) {</text:p>
      <text:p text:style-name="P212">update_loading(threeD_models_id_array.length - i, 0);</text:p>
      <text:p text:style-name="P212">var airplaneUri = await Cesium.IonResource.fromAssetId(threeD_models_id_array[i]['id']);</text:p>
      <text:p text:style-name="P212">pigeon_models_array.push(airplaneUri);</text:p>
      <text:p text:style-name="P212">}</text:p>
      <text:p text:style-name="P212">show<text:span text:style-name="T100">Data(demo_data);</text:span></text:p>
      <text:p text:style-name="P78">修改之後的<text:span text:style-name="T100">：</text:span></text:p>
      <text:p text:style-name="P191"><text:span text:style-name="T39">let</text:span> <text:span text:style-name="T16">pigeon_models_array</text:span> = [];</text:p>
      <text:p text:style-name="P24"><text:span text:style-name="T39">async</text:span> <text:span text:style-name="T39">function</text:span> <text:span text:style-name="T31">loadModelOnline</text:span>(<text:span text:style-name="T16">callback</text:span>)</text:p>
      <text:p text:style-name="P24">{</text:p>
      <text:p text:style-name="P24"><text:span text:style-name="T48">for</text:span> (<text:span text:style-name="T39">var</text:span> <text:span text:style-name="T16">i</text:span> = <text:span text:style-name="T102">0</text:span>; <text:span text:style-name="T16">i</text:span> &lt; <text:span text:style-name="T7">threeD_models_id_array</text:span>.<text:span text:style-name="T16">length</text:span>; <text:span text:style-name="T16">i</text:span>++) {</text:p>
      <text:p text:style-name="P24"><text:span text:style-name="T31">update_loading</text:span>(<text:span text:style-name="T7">threeD_models_id_array</text:span>.<text:span text:style-name="T16">length</text:span> - <text:span text:style-name="T16">i</text:span>, <text:span text:style-name="T102">0</text:span>);</text:p>
      <text:p text:style-name="P24"><text:span text:style-name="T39">var</text:span> <text:span text:style-name="T16">airplaneUri</text:span> = <text:span text:style-name="T48">await</text:span> <text:span text:style-name="T16">Cesium</text:span>.<text:span text:style-name="T16">IonResource</text:span>.<text:span text:style-name="T31">fromAssetId</text:span>(<text:span text:style-name="T7">threeD_models_id_array</text:span>[<text:span text:style-name="T16">i</text:span>][<text:span text:style-name="T27">'id'</text:span>]);</text:p>
      <text:p text:style-name="P24"><text:span text:style-name="T16">pigeon_models_array</text:span>.<text:span text:style-name="T31">push</text:span>(<text:span text:style-name="T16">airplaneUri</text:span>);</text:p>
      <text:p text:style-name="P24">}</text:p>
      <text:p text:style-name="P24"><text:span text:style-name="T31">callback</text:span>(<text:span text:style-name="T7">demo_data</text:span>)</text:p>
      <text:p text:style-name="P24">}</text:p>
      <text:p text:style-name="P25"><text:span text:style-name="T32">loadModelOnline</text:span><text:span text:style-name="T101">(</text:span><text:span text:style-name="T32">showData</text:span><text:span text:style-name="T101">);</text:span></text:p>
      <text:p text:style-name="P78">但是如果需要順序執行的話<text:span text:style-name="T100">，就使用callback；</text:span></text:p>
      <text:p text:style-name="P80"><text:soft-page-break/>3/22</text:p>
      <text:p text:style-name="P80">1 排名，進度條：</text:p>
      <text:p text:style-name="P80">之前的做法：</text:p>
      <text:p text:style-name="P80">step1：使用 bar 圖形；</text:p>
      <text:p text:style-name="P80">step2：更新圖表的背景顏色陣列；</text:p>
      <text:p text:style-name="P80"><text:s/></text:p>
      <text:p text:style-name="P80"><text:a xlink:type="simple" xlink:href="http://www.w3bai.com/zh-TW/howto/howto_js_progressbar.html" text:style-name="Internet_20_link" text:visited-style-name="Visited_20_Internet_20_Link">http://www.w3bai.com/zh-TW/howto/howto_js_progressbar.html</text:a></text:p>
      <text:p text:style-name="P80">新的做法：</text:p>
      <text:p text:style-name="P80">step1：用透明色顯示整個進度；</text:p>
      <text:p text:style-name="P80">step2：用藍色即時更新當前進度；</text:p>
      <text:p text:style-name="P80">『使用line的圖表，但是需要隱藏背景框和xy軸』</text:p>
      <text:p text:style-name="P81">「不是使用兩個圖表，而是直接使用mixed chart 就好了，使用兩個圖表，反而會導致一個別覆蓋」；</text:p>
      <text:p text:style-name="P81"/>
      <text:p text:style-name="P82">2可能：排名即時顯示的問題，有些鴿子的排名不會被更新；</text:p>
      <text:p text:style-name="P82">bug：只會更新<text:span text:style-name="T104">1號鴿子的timestamp；</text:span></text:p>
      <text:p text:style-name="P82">bug：開始播放的時間有些延後了；</text:p>
      <text:p text:style-name="P83">3 即時更新算法：</text:p>
      <text:p text:style-name="P84">總距離有bug：差別很大；</text:p>
      <text:p text:style-name="P84">而且我目前不知道這個gpx數據的排名到底是怎麼樣的；</text:p>
      <text:p text:style-name="P84"/>
      <text:p text:style-name="P85">3/23</text:p>
      <text:p text:style-name="P85">1 即時排名方案：</text:p>
      <text:p text:style-name="P85">不是根據鴿子的total距離計算，而是根據與終點的距離計算比較貼切實際情況；</text:p>
      <text:p text:style-name="P86">抓某一個終點；</text:p>
      <text:p text:style-name="P87">step1: 初始化，起始點與終點的距離來計算；</text:p>
      <text:p text:style-name="P87"><text:soft-page-break/>step2：到達point的時候，根據當前的point來計算與終點的距離；</text:p>
      <text:p text:style-name="P87">step3：根據距離更新排名的上下順序；</text:p>
      <text:p text:style-name="P87"/>
      <text:p text:style-name="P88">bug: 計算的距離不是線性的；</text:p>
      <text:p text:style-name="P88">要不要計算elevation？如果計算的話，會發現距離問題很大，因為有時候海拔高的話，甚至整個的距離都有問題，所以應該是只計算平面的就好；也就是使用同樣的海拔計算；</text:p>
      <text:p text:style-name="P88">還是有bug，檢查一下哪些看起來排名不正常的鴿子的即時數據；</text:p>
      <text:p text:style-name="P85">2 由於目前優化了載入的方案，所以使用relive的視角調整方案的話，會導致載入方案變卡頓；（先做出來對比一下，給到sunny和oliver討論判斷）；</text:p>
      <text:p text:style-name="P85"/>
      <text:p text:style-name="P89">3/24</text:p>
      <text:p text:style-name="P89">1 高度歷程和速度歷程：</text:p>
      <text:p text:style-name="P89">加一個速度歷程；</text:p>
      <text:p text:style-name="P89">顏色作成透明的；</text:p>
      <text:p text:style-name="P89"/>
      <text:p text:style-name="P90">2 即時排名：</text:p>
      <text:p text:style-name="P90">歸巢地點：各自有歸巢地點；</text:p>
      <text:p text:style-name="P90">歸巢時間：各自有歸巢時間；</text:p>
      <text:p text:style-name="P89">以時間為主<text:span text:style-name="T105">，地點其次</text:span>；</text:p>
      <text:p text:style-name="P89">如果兩個都沒有<text:span text:style-name="T105">，還是要有預設的方式；</text:span></text:p>
      <text:p text:style-name="P89"/>
      <text:p text:style-name="P89">終點改成多個<text:span text:style-name="T106">：鴿子路徑的最後一個點；</text:span></text:p>
      <text:p text:style-name="P89"/>
      <text:p text:style-name="P91">3細節優化：</text:p>
      <text:p text:style-name="P91">地點名字<text:span text:style-name="T107">：改成根據縮放變大變小；</text:span></text:p>
      <text:p text:style-name="P91"><text:soft-page-break/>軌跡點<text:span text:style-name="T107">：到了才顯示，可以縮放；</text:span></text:p>
      <text:p text:style-name="P91">點擊軌跡點<text:span text:style-name="T107">：可以顯示這個點的所有信息，info window；點了之後會留着，點另一個點，會消失，模仿2d的那個；</text:span></text:p>
      <text:p text:style-name="P91">線<text:span text:style-name="T107">：做到可以縮放；顏色作成透明色；</text:span></text:p>
      <text:p text:style-name="P91">找一下點和線的大小比例找一下案例調整到比較美觀的狀態；</text:p>
      <text:p text:style-name="P91">線改成一直存留；<text:span text:style-name="T107">（因為這是一個歷程，所以需要有遺留，不能消失不見）；</text:span></text:p>
      <text:p text:style-name="P91"/>
      <text:p text:style-name="P93">模型找一下飛機的<text:span text:style-name="T109">，卡通的也可以，接近鳥的就可以；</text:span></text:p>
      <text:p text:style-name="P91"/>
      <text:p text:style-name="P91">難點<text:span text:style-name="T109">（可以延後做）：</text:span></text:p>
      <text:p text:style-name="P91">當前追蹤鴿子的排名欄是藍色的<text:span text:style-name="T107">；鴿子有一個鎖定框；</text:span></text:p>
      <text:p text:style-name="P91">如果點擊鴿子的話<text:span text:style-name="T108">，也會切換視角，也會高亮排名欄；</text:span></text:p>
      <text:p text:style-name="P91">排名欄和鴿子模型和進度條全部聯動起來；</text:p>
      <text:p text:style-name="P91"/>
      <text:p text:style-name="P92">4 串接：</text:p>
      <text:p text:style-name="P92">設計input的結構；</text:p>
      <text:p text:style-name="P92">每個檔案有自己的公環號碼；</text:p>
      <text:p text:style-name="P92">（先優化比較容易的ui的部分，下周給oliver串接）<text:span text:style-name="T109">；</text:span></text:p>
      <text:p text:style-name="P92"/>
      <text:p text:style-name="P94">3/29</text:p>
      <text:p text:style-name="P95">1 路徑的點，到了再顯示：</text:p>
      <text:p text:style-name="P95">一開始不顯示，也是通過和clock的時間處理函數一樣，到了這個時間點再顯示；</text:p>
      <text:p text:style-name="P95"/>
      <text:p text:style-name="P95">之前的做法：直接顯示，貼在地圖上面；</text:p>
      <text:p text:style-name="P95">之後的做法：</text:p>
      <text:p text:style-name="P95">step<text:span text:style-name="T111">1：貼在地圖上面，但是不顯示；</text:span></text:p>
      <text:p text:style-name="P95"><text:soft-page-break/>step<text:span text:style-name="T111">2：在clock中，和即時排名類似的，當追溯到某個節點的時候，顯示這個節點；</text:span></text:p>
      <text:p text:style-name="P96">細分：</text:p>
      <text:p text:style-name="P96">步驟<text:span text:style-name="T113">1：</text:span>set一個map：timestamp and point array<text:span text:style-name="T112">[entitys]</text:span>；</text:p>
      <text:p text:style-name="P96">步驟<text:span text:style-name="T113">2：在clock tick 中加一個監聽事件：到到某個timestamp的時候，顯示其中的點；</text:span></text:p>
      <text:p text:style-name="P96"/>
      <text:p text:style-name="P95"/>
      <text:p text:style-name="P95"/>
      <text:p text:style-name="P95">2 優化：播放結束後，最後一個時間點結束後，應該要停止播放，目前是會一直在播放；</text:p>
      <text:p text:style-name="P97">速度</text:p>
      <text:p text:style-name="P98">3 js 換行：</text:p>
      <text:p text:style-name="P192"><text:span text:style-name="T16">description:</text:span> </text:p>
      <text:p text:style-name="P26"><text:span text:style-name="T28">`</text:span><text:span text:style-name="T29">坐標</text:span><text:span text:style-name="T28">: (</text:span><text:span text:style-name="T41">${</text:span><text:span text:style-name="T8">dataPoint</text:span><text:span text:style-name="T110">.</text:span><text:span text:style-name="T17">longitude</text:span><text:span text:style-name="T41">}</text:span><text:span text:style-name="T28">, </text:span><text:span text:style-name="T41">${</text:span><text:span text:style-name="T8">dataPoint</text:span><text:span text:style-name="T110">.</text:span><text:span text:style-name="T17">latitude</text:span><text:span text:style-name="T41">}</text:span><text:span text:style-name="T28">, </text:span><text:span text:style-name="T41">${</text:span><text:span text:style-name="T8">dataPoint</text:span><text:span text:style-name="T110">.</text:span><text:span text:style-name="T17">elevation</text:span><text:span text:style-name="T41">}</text:span><text:span text:style-name="T28">)`</text:span></text:p>
      <text:p text:style-name="P24">+<text:span text:style-name="T27">`&lt;br/&gt;`</text:span></text:p>
      <text:p text:style-name="P26"><text:span text:style-name="T110">+</text:span><text:span text:style-name="T28">`</text:span><text:span text:style-name="T29">時間</text:span><text:span text:style-name="T28">:</text:span><text:span text:style-name="T41">${</text:span><text:span text:style-name="T8">dataPoint</text:span><text:span text:style-name="T110">.</text:span><text:span text:style-name="T17">time</text:span><text:span text:style-name="T41">}</text:span><text:span text:style-name="T28">`</text:span></text:p>
      <text:p text:style-name="P24">+<text:span text:style-name="T27">`&lt;br/&gt;`</text:span></text:p>
      <text:p text:style-name="P26"><text:span text:style-name="T110">+</text:span><text:span text:style-name="T28">`</text:span><text:span text:style-name="T29">速度</text:span><text:span text:style-name="T28">:</text:span><text:span text:style-name="T41">${</text:span><text:span text:style-name="T8">dataPoint</text:span><text:span text:style-name="T110">.</text:span><text:span text:style-name="T17">time</text:span><text:span text:style-name="T41">}</text:span><text:span text:style-name="T28">`</text:span><text:span text:style-name="T110">,</text:span></text:p>
      <text:p text:style-name="P98"/>
      <text:p text:style-name="P98"/>
      <text:p text:style-name="P99">3/30</text:p>
      <text:p text:style-name="P99">1 </text:p>
      <text:p text:style-name="P114">鴿子，排名欄，進度條聯動：</text:p>
      <text:p text:style-name="P115">功能設計：</text:p>
      <text:p text:style-name="P115">p1：鴿子是可以點擊的，並能進行響應；</text:p>
      <text:p text:style-name="P110"><text:span text:style-name="T118">(</text:span><text:span text:style-name="T114">User-defined object returned when the model is picked.</text:span></text:p>
      <text:p text:style-name="P223"><text:span text:style-name="T54">Default Value:</text:span><text:span text:style-name="T55"> </text:span><text:span text:style-name="Source_20_Text"><text:span text:style-name="T56">undefined</text:span></text:span></text:p>
      <text:p text:style-name="P116"><text:soft-page-break/>設置id，然後，用scene.pick 進行id讀取；</text:p>
      <text:p text:style-name="P213"><text:span text:style-name="T61">現在是</text:span><text:span text:style-name="T10">MOUSE_MOVE</text:span></text:p>
      <text:p text:style-name="P117">可以讀到model；</text:p>
      <text:p text:style-name="P117">但是LEFT_CLICK不行；</text:p>
      <text:p text:style-name="P193"><text:span text:style-name="T21">viewer</text:span><text:span text:style-name="T114">.</text:span><text:span text:style-name="T21">scene</text:span><text:span text:style-name="T114">.</text:span><text:span text:style-name="T33">pick</text:span><text:span text:style-name="T114">(</text:span><text:span text:style-name="T21">click</text:span><text:span text:style-name="T114">.</text:span><text:span text:style-name="T21">position</text:span><text:span text:style-name="T114">);</text:span></text:p>
      <text:p text:style-name="P118">參數要使用.position；</text:p>
      <text:p text:style-name="P116">)</text:p>
      <text:p text:style-name="P116">編號</text:p>
      <text:p text:style-name="P115">響應1：讓排名欄目變色；</text:p>
      <text:p text:style-name="P115">響應2：讓歷程切換；</text:p>
      <text:p text:style-name="P115">如何顯示選中框？</text:p>
      <text:p text:style-name="P119">做法1：模擬click事件；（有些多餘，而且不一定能夠調用到相關的listener）;</text:p>
      <text:p text:style-name="P119">做法2：直接套一個框；</text:p>
      <text:p text:style-name="P100"><text:a xlink:type="simple" xlink:href="https://blog.csdn.net/KaiSarH/article/details/105784462" text:style-name="Internet_20_link" text:visited-style-name="Visited_20_Internet_20_Link"><text:span text:style-name="T114">https://blog.csdn.net/KaiSarH/article/details/105784462</text:span></text:a></text:p>
      <text:p text:style-name="P119"/>
      <text:p text:style-name="P115">p2：排名欄更新：鼠標移開後不變色，點擊會變色，之前藍色的欄目會變回透明色等；</text:p>
      <text:p text:style-name="P115">響應1：點擊後，會選中鴿子，有個選中的框；</text:p>
      <text:p text:style-name="P115"><text:soft-page-break/>優化：因為現在要讓追蹤的那個變成藍色，然而排名又會變來變去，所以需要不斷更具追蹤的那個進行更新；</text:p>
      <text:p text:style-name="P214"><text:span text:style-name="T62">所以：需要在更新排名的同時，修改</text:span><text:span text:style-name="T43">this</text:span><text:span text:style-name="T14">.</text:span><text:span text:style-name="T22">map_pigeonNumber_ranksId</text:span></text:p>
      <text:p text:style-name="P115"/>
      <text:p text:style-name="P120">3/31</text:p>
      <text:p text:style-name="P120">1 </text:p>
      <text:p text:style-name="P194"><text:span text:style-name="T139">&lt;</text:span><text:span text:style-name="T42">speed</text:span><text:span text:style-name="T139">&gt;</text:span><text:span text:style-name="T114">23.0</text:span><text:span text:style-name="T139">&lt;/</text:span><text:span text:style-name="T42">speed</text:span><text:span text:style-name="T139">&gt;</text:span></text:p>
      <text:p text:style-name="P121">速度參數適配：（</text:p>
      <text:p text:style-name="P101"><text:span text:style-name="T114">gpx是秒速：公尺/</text:span><text:span text:style-name="T115">s,</text:span></text:p>
      <text:p text:style-name="P121">改成一分鐘多少公尺）；</text:p>
      <text:p text:style-name="P120">2</text:p>
      <text:p text:style-name="P120">軌跡線路：不要隱藏；</text:p>
      <text:p text:style-name="P120">城市名字繼續微調，還有比較密集的地方；</text:p>
      <text:p text:style-name="P120">軌跡點點擊：速度參數錯誤，新增公環號碼，海拔高度，方位角；</text:p>
      <text:p text:style-name="P120">檢測一下效能變化；</text:p>
      <text:p text:style-name="P122">3小地圖：先做一個demo出來，才好分析；</text:p>
      <text:p text:style-name="P122">正北方向的地圖，拉高，顯示追蹤的鴿子；</text:p>
      <text:p text:style-name="P122">角度像雷達一樣，但是不用那摩大的地圖；</text:p>
      <text:p text:style-name="P122"><text:soft-page-break/>小地圖是單一鴿子：追蹤的鴿子的軌跡；</text:p>
      <text:p text:style-name="P122">追蹤的鴿子在地圖中心；</text:p>
      <text:p text:style-name="P102"><text:span text:style-name="T114">地圖區塊顯示大小：所有軌跡的範圍，外廓</text:span><text:span text:style-name="T116">100公里；</text:span></text:p>
      <text:p text:style-name="P122">做法：</text:p>
      <text:p text:style-name="P103"><text:span text:style-name="T114">做法1</text:span><text:span text:style-name="T117">：查找cesium的</text:span><text:span text:style-name="T114"> 相關組件；</text:span></text:p>
      <text:p text:style-name="P216"><text:span text:style-name="T57">做法2 </text:span><text:span text:style-name="T58">：</text:span><text:span text:style-name="T57">小窗口的</text:span><text:span text:style-name="T58">2D地圖</text:span><text:span text:style-name="T57">；</text:span></text:p>
      <text:p text:style-name="P124">2d地圖：</text:p>
      <text:p text:style-name="P123">大陸的話：用高德；</text:p>
      <text:p text:style-name="P103"><text:span text:style-name="T114">先用：國際的話：用open </text:span><text:span text:style-name="T116">street map;</text:span></text:p>
      <text:p text:style-name="P122"/>
      <text:p text:style-name="P125">4 路徑線bug：不同角度會看不到；</text:p>
      <text:p text:style-name="P125">5 當前的儀錶板：</text:p>
      <text:p text:style-name="P125">當前速度，已經飛行的距離，剩餘距離，當前海拔；</text:p>
      <text:p text:style-name="P125">放在速度和海拔歷程上方；歷程的邊界作成更加明顯的；</text:p>
      <text:p text:style-name="P125"/>
      <text:p text:style-name="P148">1 </text:p>
      <text:p text:style-name="P195"><text:span text:style-name="T140">&lt;</text:span><text:span text:style-name="T44">speed</text:span><text:span text:style-name="T140">&gt;</text:span><text:span text:style-name="T119">23.0</text:span><text:span text:style-name="T140">&lt;/</text:span><text:span text:style-name="T44">speed</text:span><text:span text:style-name="T140">&gt;</text:span></text:p>
      <text:p text:style-name="P148">速度參數適配：（</text:p>
      <text:p text:style-name="P111"><text:span text:style-name="T119">gpx是秒速：公尺/</text:span><text:span text:style-name="T120">s,</text:span></text:p>
      <text:p text:style-name="P148">改成一分鐘多少公尺）；</text:p>
      <text:p text:style-name="P148">2</text:p>
      <text:p text:style-name="P148"><text:soft-page-break/>軌跡線路：不要隱藏；</text:p>
      <text:p text:style-name="P148">城市名字繼續微調，還有比較密集的地方；</text:p>
      <text:p text:style-name="P148">軌跡點點擊：速度參數錯誤，新增公環號碼，海拔高度，方位角；</text:p>
      <text:p text:style-name="P148">檢測一下效能變化；</text:p>
      <text:p text:style-name="P149">3小地圖：先做一個demo出來，才好分析；</text:p>
      <text:p text:style-name="P149">正北方向的地圖，拉高，顯示追蹤的鴿子；</text:p>
      <text:p text:style-name="P149">角度像雷達一樣，但是不用那摩大的地圖；</text:p>
      <text:p text:style-name="P149">小地圖是單一鴿子：追蹤的鴿子的軌跡；</text:p>
      <text:p text:style-name="P149">追蹤的鴿子在地圖中心；</text:p>
      <text:p text:style-name="P112"><text:span text:style-name="T119">地圖區塊顯示大小：所有軌跡的範圍，外廓</text:span><text:span text:style-name="T121">100公里；</text:span></text:p>
      <text:p text:style-name="P149">做法：</text:p>
      <text:p text:style-name="P112"><text:span text:style-name="T119">做法1</text:span><text:span text:style-name="T122">：查找cesium的</text:span><text:span text:style-name="T119"> 相關組件；</text:span></text:p>
      <text:p text:style-name="P217"><text:span text:style-name="T59">做法2 </text:span><text:span text:style-name="T60">：</text:span><text:span text:style-name="T59">小窗口的</text:span><text:span text:style-name="T60">2D地圖</text:span><text:span text:style-name="T59">；</text:span></text:p>
      <text:p text:style-name="P150">2d地圖：</text:p>
      <text:p text:style-name="P149">大陸的話：用高德；</text:p>
      <text:p text:style-name="P112"><text:span text:style-name="T119">先用：國際的話：用open </text:span><text:span text:style-name="T121">street map;</text:span></text:p>
      <text:p text:style-name="P149"/>
      <text:p text:style-name="P150">4 路徑線bug：不同角度會看不到；</text:p>
      <text:p text:style-name="P150">5 當前的儀錶板：</text:p>
      <text:p text:style-name="P150">當前速度，已經飛行的距離，剩餘距離，當前海拔；</text:p>
      <text:p text:style-name="P150">放在速度和海拔歷程上方；歷程的邊界作成更加明顯的；</text:p>
      <text:p text:style-name="P126"/>
      <text:p text:style-name="P104">4/6</text:p>
      <text:p text:style-name="P215"><text:span text:style-name="T64">1 <text:s/></text:span><text:span text:style-name="T63">當前的儀錶板：</text:span><text:span text:style-name="T38">dashBoard</text:span></text:p>
      <text:p text:style-name="P151">加入即時性；</text:p>
      <text:p text:style-name="P151">儀錶盤的剩餘距離是：資料中的剩餘距離，還是根據當前的gps數據計算的剩餘距離（與終點的距離？）</text:p>
      <text:p text:style-name="P152">需求變更：</text:p>
      <text:p text:style-name="P152">改成顯示：已經跑的距離，和當前時間如何？</text:p>
      <text:p text:style-name="P152"/>
      <text:p text:style-name="P128">2 <text:span text:style-name="T25">viewer</text:span><text:span text:style-name="T15">.</text:span><text:span text:style-name="T25">selectedEntity</text:span><text:span text:style-name="T15"> = </text:span><text:span text:style-name="T25">entity_collection_toTrack_array</text:span><text:span text:style-name="T15">.</text:span><text:span text:style-name="T36">get</text:span><text:span text:style-name="T15">(</text:span><text:span text:style-name="T25">pigeon_id</text:span><text:span text:style-name="T15">);</text:span></text:p>
      <text:p text:style-name="P128">點擊排名欄後，顯示追蹤框</text:p>
      <text:p text:style-name="P127">4/7</text:p>
      <text:p text:style-name="P127">開會記錄：</text:p>
      <text:p text:style-name="P129">1 小地圖： 再拉遠點</text:p>
      <text:p text:style-name="P130"><text:soft-page-break/>參照範例調整大小，螢幕16：10的比例；</text:p>
      <text:p text:style-name="P130">位置：左上角；</text:p>
      <text:p text:style-name="P129">2 selected entity ：隱藏id；</text:p>
      <text:p text:style-name="P129">視窗需要調小；</text:p>
      <text:p text:style-name="P132">(只是因為id太常了，把id改成自己的id不就可以了嗎？不行，和id無關；主要是info<text:span text:style-name="T143">Box的樣式需要修改，但是目前沒有比較好的修改方式；</text:span></text:p>
      <text:p text:style-name="P132">可以這樣處理：</text:p>
      <text:p text:style-name="P132">隱藏默認的info<text:span text:style-name="T143">Box；</text:span></text:p>
      <text:p text:style-name="P132">目前點擊後需要顯示info的是points，為points專門做一個簡單的顯示信息的infobox就好了；</text:p>
      <text:p text:style-name="P132">)</text:p>
      <text:p text:style-name="P133">api：添加顯示point資訊的接口，並刪除之前的entity；（如果可以update位置的話就update位置，如果沒辦法update的話，就刪除之後，再新增）；</text:p>
      <text:p text:style-name="P133">不需要更新位置，只需要更新信息就好；</text:p>
      <text:p text:style-name="P131">3 空閒的最大比例是多少；</text:p>
      <text:p text:style-name="P131">4 儀錶盤：</text:p>
      <text:p text:style-name="P131"><text:soft-page-break/>剩餘距離：使用實際的距離；</text:p>
      <text:p text:style-name="P131">位置：上面的中間；</text:p>
      <text:p text:style-name="P131">顏色：背景改成透明的，字體顏色改成白色；</text:p>
      <text:p text:style-name="P130">5 歷程整個圖加一個透明的邊框；</text:p>
      <text:p text:style-name="P130">藍色去掉，拿紅色當進度條就好；</text:p>
      <text:p text:style-name="P130">位置挪到和範例一樣：下面的中間的位置；</text:p>
      <text:p text:style-name="P130">6 排名欄目根據頁面進行比例調整，參考範例中的比例;</text:p>
      <text:p text:style-name="P130"/>
      <text:p text:style-name="P130">7 bug：啟動count down 完成之後， 不會太跳會到追蹤的畫面，需要點擊一下才行，這個是什麼原因？</text:p>
      <text:p text:style-name="P196"><text:span text:style-name="T46">const</text:span><text:span text:style-name="T124"> </text:span><text:span text:style-name="T11">tmp_evt</text:span><text:span text:style-name="T124"> = </text:span><text:span text:style-name="T46">new</text:span><text:span text:style-name="T124"> </text:span><text:span text:style-name="T141">MouseEvent</text:span><text:span text:style-name="T124">(</text:span><text:span text:style-name="T30">"click"</text:span><text:span text:style-name="T124">, {</text:span></text:p>
      <text:p text:style-name="P24">});</text:p>
      <text:p text:style-name="P24"><text:span text:style-name="T16">document</text:span>.<text:span text:style-name="T16">body</text:span>.<text:span text:style-name="T31">dispatchEvent</text:span>(<text:span text:style-name="T16">evt</text:span>);</text:p>
      <text:p text:style-name="P130"/>
      <text:p text:style-name="P172"><text:span text:style-name="T124">解決方法</text:span><text:span text:style-name="T123">1：模擬一個click 事件；</text:span></text:p>
      <text:p text:style-name="P134"/>
      <text:p text:style-name="P135">4/13</text:p>
      <text:p text:style-name="P135"/>
      <text:p text:style-name="P173"><text:span text:style-name="T123">1 </text:span><text:span text:style-name="T137">視角：relive視角</text:span><text:span text:style-name="T138">：</text:span></text:p>
      <text:p text:style-name="P30">一開始視角的調整，</text:p>
      <text:p text:style-name="P30">飛到一半的時候旋轉視角，</text:p>
      <text:p text:style-name="P41"><text:soft-page-break/>（M1）</text:p>
      <text:p text:style-name="P30">後半段從前面往後看，</text:p>
      <text:p text:style-name="P41">（M2）</text:p>
      <text:p text:style-name="P154">結束的時候，拉高，看到整個區域；</text:p>
      <text:p text:style-name="P155">（類似M1：模擬滾輪事件）</text:p>
      <text:p text:style-name="P154"/>
      <text:p text:style-name="P155">M1: <text:s text:c="3"/>模擬left_mouse down 然後拖動的事件；</text:p>
      <text:p text:style-name="P155">M2：修改ViewFrom；</text:p>
      <text:p text:style-name="P155"/>
      <text:p text:style-name="P179"><text:span text:style-name="T123">f</text:span><text:span text:style-name="T125">1：過了middle time之後，修改所有entity 的ViewFrom；</text:span></text:p>
      <text:p text:style-name="P156">f2：模擬鼠標視角進行視角調整；</text:p>
      <text:p text:style-name="P198"><text:span text:style-name="T24">handler</text:span><text:span text:style-name="T125">.</text:span><text:span text:style-name="T35">getInputAction</text:span><text:span text:style-name="T125">(</text:span><text:span text:style-name="T24">Cesium</text:span><text:span text:style-name="T125">.</text:span><text:span text:style-name="T24">ScreenSpaceEventType</text:span><text:span text:style-name="T125">.</text:span><text:span text:style-name="T12">LEFT_CLICK</text:span><text:span text:style-name="T125">)(</text:span><text:span text:style-name="T47">new</text:span><text:span text:style-name="T125"> </text:span><text:span text:style-name="T24">Cesium</text:span><text:span text:style-name="T125">.</text:span><text:span text:style-name="T35">Cartesian2</text:span><text:span text:style-name="T125">(</text:span><text:span text:style-name="T103">1</text:span><text:span text:style-name="T125">,</text:span><text:span text:style-name="T103">1</text:span><text:span text:style-name="T125">));</text:span></text:p>
      <text:p text:style-name="P156"/>
      <text:p text:style-name="P182"><text:a xlink:type="simple" xlink:href="https://github.com/CesiumGS/cesium/blob/1.92/Source/Widgets/Viewer/Viewer.js#L1299" text:style-name="Internet_20_link" text:visited-style-name="Visited_20_Internet_20_Link"><text:span text:style-name="T125">https://github.com/CesiumGS/cesium/blob/1.92/Source/Widgets/Viewer/Viewer.js#L1299</text:span></text:a></text:p>
      <text:p text:style-name="P157">可以看到</text:p>
      <text:p text:style-name="P202">screenSpaceEventHandler</text:p>
      <text:p text:style-name="P202">的</text:p>
      <text:p text:style-name="P200">setInputAction只有left click 和 left_double_click;</text:p>
      <text:p text:style-name="P200"/>
      <text:p text:style-name="P200">Uncaught (in promise) TypeError: viewer.screenSpaceEventHandler.getInputAction(...) is not a function</text:p>
      <text:p text:style-name="P201"><text:soft-page-break/>默認是沒有處理函數的，所以還是使用js 的 dom自帶的mouse event；</text:p>
      <text:p text:style-name="P180"><text:span text:style-name="T125">step</text:span><text:span text:style-name="T126">1 ： mouse down；</text:span></text:p>
      <text:p text:style-name="P159">step2： mouse move；</text:p>
      <text:p text:style-name="P159">step3： mouse up；</text:p>
      <text:p text:style-name="P159"/>
      <text:p text:style-name="P160">（</text:p>
      <text:p text:style-name="P181"><text:span text:style-name="T126">因為響應鼠標視角後，</text:span><text:span text:style-name="T133">view會有對應的響應函數，所以，如果直接調用這個響應函數，不就可以使用了嗎？</text:span></text:p>
      <text:p text:style-name="P162"/>
      <text:p text:style-name="P162">先做結束之後，拉高；</text:p>
      <text:p text:style-name="P162"/>
      <text:p text:style-name="P185"><text:span text:style-name="T133">4/</text:span><text:span text:style-name="T123">24</text:span></text:p>
      <text:p text:style-name="P185"><text:a xlink:type="simple" xlink:href="https://wangdoc.com/javascript/events/mouse.html#mouseeventscreenxmouseeventscreeny" text:style-name="Internet_20_link" text:visited-style-name="Visited_20_Internet_20_Link"><text:span text:style-name="T123">https://wangdoc.com/javascript/events/mouse.html#mouseeventscreenxmouseeventscreeny</text:span></text:a></text:p>
      <text:p text:style-name="P163">wheel event</text:p>
      <text:p text:style-name="P163"/>
      <text:p text:style-name="P164">鼠標事件不好模擬，主要是模擬之後，cesium的組件並沒有辦法處理；</text:p>
      <text:p text:style-name="P164">所以改為直接操控camera的方案：</text:p>
      <text:p text:style-name="P164">camera視角動態調整；（flyto的用法）；</text:p>
      <text:p text:style-name="P164">第一段的俯視滑動，還是中間的從後到前的滑動，以及，最後的拉高；</text:p>
      <text:p text:style-name="P160">）</text:p>
      <text:p text:style-name="P159"><text:soft-page-break/></text:p>
      <text:p text:style-name="P161">做一個 handler 的map，進行 handler的處理；</text:p>
      <text:p text:style-name="P158">2</text:p>
      <text:p text:style-name="P158">開會記錄：</text:p>
      <text:p text:style-name="P158"/>
      <text:p text:style-name="P158">儀錶盤：距離單位有錯誤，應該是公尺，改為：小數點後第一位，單位是km；</text:p>
      <text:p text:style-name="P158"/>
      <text:p text:style-name="P158">sclected entity： </text:p>
      <text:h text:style-name="P227" text:outline-level="5"><text:tab/>默認綠色的框去掉；</text:h>
      <text:h text:style-name="P228" text:outline-level="9"><text:span text:style-name="T125"><text:s text:c="4"/></text:span><text:span text:style-name="T127">改為：</text:span><text:span text:style-name="T125">變大</text:span><text:span text:style-name="T127">1.5倍；（之後再看高亮）；</text:span></text:h>
      <text:p text:style-name="P219">pigeon_rank_clicked_changeTrack</text:p>
      <text:p text:style-name="P225"/>
      <text:p text:style-name="P226">小地圖：</text:p>
      <text:p text:style-name="P226"><text:s/>marker 改成 和圓圈同樣大小的三角形 or 是改成紅色；</text:p>
      <text:p text:style-name="P180"><text:span text:style-name="T125">地圖風格改為與</text:span><text:span text:style-name="T128">3d地圖類似風格的；</text:span></text:p>
      <text:p text:style-name="P165"/>
      <text:p text:style-name="P166">（</text:p>
      <text:p text:style-name="P184"><text:span text:style-name="T128">方法</text:span><text:span text:style-name="T123">1：把marker的大小改小一些；</text:span></text:p>
      <text:p text:style-name="P183"><text:span text:style-name="T128">方法</text:span><text:span text:style-name="T131">2：</text:span></text:p>
      <text:p text:style-name="P168">去掉marker；</text:p>
      <text:p text:style-name="P166">把目標point作成紅色；</text:p>
      <text:p text:style-name="P166">藍色的作成半透明的；</text:p>
      <text:p text:style-name="P166"><text:soft-page-break/>每次切換目標的時候，把之前的顏色改為藍色，切換的目標改為紅色；）</text:p>
      <text:p text:style-name="P167">修改地圖風格：</text:p>
      <text:p text:style-name="P183"><text:a xlink:type="simple" xlink:href="https://ithelp.ithome.com.tw/articles/10203732" text:style-name="Internet_20_link" text:visited-style-name="Visited_20_Internet_20_Link"><text:span text:style-name="T128">https://ithelp.ithome.com.tw/articles/10203732</text:span></text:a></text:p>
      <text:p text:style-name="P166"/>
      <text:p text:style-name="P183"><text:span text:style-name="T128">我們</text:span><text:span text:style-name="T132">3d地圖使用的是bing 地圖；</text:span></text:p>
      <text:p text:style-name="P169">小地圖使用的osm，可以從osm中選擇一個相近的；</text:p>
      <text:p text:style-name="P165"/>
      <text:p text:style-name="P165">天氣效果：</text:p>
      <text:p text:style-name="P165"><text:tab/>cesium如果有的話，就用cesium；</text:p>
      <text:p text:style-name="P165"><text:tab/>如果沒有的話，需要自己設計怎麼演示天氣效果；</text:p>
      <text:p text:style-name="P180"><text:span text:style-name="T128"><text:tab/>windy.</text:span><text:span text:style-name="T129">com (比賽中最大的因素是風，還有一個是雨)</text:span></text:p>
      <text:p text:style-name="P180"><text:span text:style-name="T129"><text:tab/>可以先研究</text:span><text:span text:style-name="T130">2d地圖中的天氣效果；</text:span></text:p>
      <text:p text:style-name="P170"/>
      <text:p text:style-name="P171"><text:tab/>目前是靜態的，</text:p>
      <text:p text:style-name="P171"><text:tab/>第一功能：2d有時序的軌跡，和天氣效果；</text:p>
      <text:p text:style-name="P170"><text:tab/>第二功能：3d中有天氣效果；</text:p>
      <text:p text:style-name="P170"/>
      <text:p text:style-name="P170"><text:tab/>如果3d的時候，天氣效果如果不好演示，可能要加入模型；</text:p>
      <text:p text:style-name="P170"/>
      <text:p text:style-name="P180"><text:span text:style-name="T144">var</text:span><text:span text:style-name="T145"> </text:span><text:span text:style-name="T146">nexrad = L.tileLayer.wms(</text:span><text:span text:style-name="T147">"http://mesonet.agron.iastate.edu/cgi-bin/wms/nexrad/n0r.cgi"</text:span><text:span text:style-name="T146">, { layers: </text:span><text:span text:style-name="T147">'nexrad-n0r-900913'</text:span><text:span text:style-name="T146">, format: </text:span><text:span text:style-name="T147">'image/png'</text:span><text:span text:style-name="T146">, transparent: </text:span><text:span text:style-name="T148">true</text:span><text:span text:style-name="T146">, attribution: </text:span><text:span text:style-name="T147">"Weather data © 2012 IEM Nexrad"</text:span><text:span text:style-name="T145"> </text:span><text:span text:style-name="T146">});</text:span></text:p>
      <text:p text:style-name="P156"><text:soft-page-break/></text:p>
      <text:p text:style-name="P136">4/21</text:p>
      <text:p text:style-name="P136">1 會議記錄：</text:p>
      <text:p text:style-name="P136">小地圖：</text:p>
      <text:p text:style-name="P136">圓圈配色要修改（地圖風格變為了深色）；</text:p>
      <text:p text:style-name="P136">test：不動中心點，框列好範圍後，看看情況；</text:p>
      <text:p text:style-name="P137">（</text:p>
      <text:p text:style-name="P137">做法：</text:p>
      <text:p text:style-name="P175"><text:span text:style-name="T123">step</text:span><text:span text:style-name="T135">1： 修改中心點（之前：起始點；之後，起始點與終點的連線的中間點；）</text:span></text:p>
      <text:p text:style-name="P139">並進行拉高；</text:p>
      <text:p text:style-name="P139">（問題是現在的範圍比較小，可以拉的比較小，之後如果範圍比較大，拉高的參數需要動態變化；</text:p>
      <text:p text:style-name="P139">可行的地方是：</text:p>
      <text:p text:style-name="P139">如果是台灣的比賽，只要整個台灣在範圍內，就沒有問題了；</text:p>
      <text:p text:style-name="P139">）</text:p>
      <text:p text:style-name="P139">step2：屏蔽update中心點的功能；</text:p>
      <text:p text:style-name="P137">）</text:p>
      <text:p text:style-name="P136">排名bug：</text:p>
      <text:p text:style-name="P136"><text:soft-page-break/>排在第二名的不是第二名；</text:p>
      <text:p text:style-name="P140">1002的排名錯誤比較明顯；</text:p>
      <text:p text:style-name="P141">（</text:p>
      <text:p text:style-name="P176"><text:span text:style-name="T123">打印</text:span><text:span text:style-name="T136">10010和1002的剩餘距離之後，發現，距離計算和顯示上面是一致的，那就說明是排名上面出了問題；</text:span></text:p>
      <text:p text:style-name="P142">通過打印可以得出，是排序算法上面，出了問題；</text:p>
      <text:p text:style-name="P142">排序算法更新：</text:p>
      <text:p text:style-name="P142">由於每次只會更新一隻鴿子的距離，之前是已經排好了順序的，所以使用刪除後，重新插入的方式，比較合理；</text:p>
      <text:p text:style-name="P142">排序算法優化（思路）：</text:p>
      <text:p text:style-name="P142">i和i＋１，兩個索引，前者＜ｔａｒｇｅｔ＜後者，就可以進行插入了；</text:p>
      <text:p text:style-name="P141">）</text:p>
      <text:p text:style-name="P136"/>
      <text:p text:style-name="P136">timeline：</text:p>
      <text:p text:style-name="P136">可以隱藏；</text:p>
      <text:p text:style-name="P138">or </text:p>
      <text:p text:style-name="P138"><text:soft-page-break/>點擊timeline之後，儀錶盤能根據cur time進行更新；</text:p>
      <text:p text:style-name="P136"/>
      <text:p text:style-name="P174"><text:span text:style-name="T123">study：（</text:span><text:span text:style-name="T134">2到3周</text:span><text:span text:style-name="T123">）</text:span></text:p>
      <text:p text:style-name="P136">天氣，錄影和下載；</text:p>
      <text:p text:style-name="P143">pigeon race的代碼框架，</text:p>
      <text:p text:style-name="P143">串接：把3d演示加入pigeon race 中；</text:p>
      <text:p text:style-name="P143">功能優化：並列顯示不同鴿舍的線路；</text:p>
      <text:p text:style-name="P144">長期目標：論壇功能，社交平台；（模仿stravas）；</text:p>
      <text:p text:style-name="P145">(</text:p>
      <text:p text:style-name="P145">錄影和下載：</text:p>
      <text:p text:style-name="P177"><text:a xlink:type="simple" xlink:href="https://community.cesium.com/t/is-there-any-way-to-use-cesium-to-export-a-video/5405/3" text:style-name="Internet_20_link" text:visited-style-name="Visited_20_Internet_20_Link"><text:span text:style-name="T123">https://community.cesium.com/t/is-there-any-way-to-use-cesium-to-export-a-video/5405/3</text:span></text:a></text:p>
      <text:p text:style-name="P145"/>
      <text:p text:style-name="P146">天氣效果：</text:p>
      <text:p text:style-name="P178"><text:a xlink:type="simple" xlink:href="https://community.cesium.com/t/open-weather-map-layers/3434/4" text:style-name="Internet_20_link" text:visited-style-name="Visited_20_Internet_20_Link"><text:span text:style-name="T123">https://community.cesium.com/t/open-weather-map-layers/3434/4</text:span></text:a></text:p>
      <text:p text:style-name="P146"/>
      <text:p text:style-name="P145">)</text:p>
      <text:p text:style-name="P136"><text:soft-page-break/></text:p>
      <text:p text:style-name="P136">stravas核心功能：</text:p>
      <text:p text:style-name="P136">晨跑排名；</text:p>
      <text:p text:style-name="P136"/>
      <text:p text:style-name="P147">4/24</text:p>
      <text:p text:style-name="P147">1 bug：</text:p>
      <text:p text:style-name="P197"><text:span text:style-name="T45">var</text:span><text:span text:style-name="T123"> </text:span><text:span text:style-name="T23">numbers</text:span><text:span text:style-name="T123"> = </text:span><text:span text:style-name="T45">this</text:span><text:span text:style-name="T123">.</text:span><text:span text:style-name="T23">pigeons_leftdistance</text:span><text:span text:style-name="T123">.</text:span><text:span text:style-name="T34">keys</text:span><text:span text:style-name="T123">();</text:span></text:p>
      <text:p text:style-name="P24"><text:span text:style-name="T16">console</text:span>.<text:span text:style-name="T31">log</text:span>(<text:span text:style-name="T16">numbers</text:span>.<text:span text:style-name="T16">length</text:span>);</text:p>
      <text:p text:style-name="P25"><text:span text:style-name="T40">var</text:span><text:span text:style-name="T101"> </text:span><text:span text:style-name="T20">arry_numbers</text:span><text:span text:style-name="T101"> = </text:span><text:span text:style-name="T142">Array</text:span><text:span text:style-name="T101">.</text:span><text:span text:style-name="T32">from</text:span><text:span text:style-name="T101">(</text:span><text:span text:style-name="T20">numbers</text:span><text:span text:style-name="T101">);</text:span></text:p>
      <text:p text:style-name="P147">並非是array，相反需要重新轉成array；</text:p>
      <text:p text:style-name="P136"/>
      <text:p text:style-name="P136"/>
      <text:p text:style-name="P136">４／２５</text:p>
      <text:p text:style-name="P136">１天气效果</text:p>
      <text:p text:style-name="P153"/>
      <text:p text:style-name="P208">step1：先測試自己的key是否是可用的：</text:p>
      <text:p text:style-name="P21"><text:a xlink:type="simple" xlink:href="https://web.stanford.edu/group/csp/cs22/using-an-api.pdf" text:style-name="Internet_20_link" text:visited-style-name="Visited_20_Internet_20_Link"><text:span text:style-name="T65">https://web.stanford.edu/group/csp/cs22/using-an-api.pdf</text:span></text:a></text:p>
      <text:p text:style-name="P208">把其中的連接的key改為自己的；</text:p>
      <text:p text:style-name="P208"/>
      <text:p text:style-name="P208">step2：要使用的api的正確調用格式（required 的參數需要添好）；</text:p>
      <text:p text:style-name="P208"/>
      <text:p text:style-name="P218"><text:span text:style-name="T70">api.openweathermap.org/data/2.5/forecast/daily?lat=35&amp;lon=139&amp;cnt=10&amp;appid=</text:span><text:span text:style-name="T67">da6170ee8455a85fb5a409ad27b479b2</text:span></text:p>
      <text:p text:style-name="P209"/>
      <text:p text:style-name="P21"><text:soft-page-break/><text:span text:style-name="T69">http://api.openweathermap.org/geo/1.0/direct?q=London&amp;limit=5&amp;appid=</text:span><text:span text:style-name="T66">da6170ee8455a85fb5a409ad27b479b2</text:span></text:p>
      <text:p text:style-name="P209"/>
      <text:p text:style-name="P21"><text:a xlink:type="simple" xlink:href="https://api.openweathermap.org/data/2.5/find?q=Palo+Alto&amp;units=imperial&amp;type=accurate&amp;mode=xml&amp;APPID=da6170ee8455a85fb5a409ad27b479b2" text:style-name="Internet_20_link" text:visited-style-name="Visited_20_Internet_20_Link">https://api.openweathermap.org/data/2.5/find?q=Palo+Alto&amp;units=imperial&amp;type=accurate</text:a><text:a xlink:type="simple" xlink:href="https://api.openweathermap.org/data/2.5/find?q=Palo+Alto&amp;units=imperial&amp;type=accurate&amp;mode=xml&amp;APPID=da6170ee8455a85fb5a409ad27b479b2" text:style-name="Internet_20_link" text:visited-style-name="Visited_20_Internet_20_Link">&amp;mode=xml&amp;APPID=da6170ee8455a85fb5a409ad27b479b2</text:a></text:p>
      <text:p text:style-name="P209"/>
      <text:p text:style-name="P209">在smallmap中試用一下；</text:p>
      <text:p text:style-name="P209"/>
      <text:p text:style-name="P208"><text:a xlink:type="simple" xlink:href="https://openweathermap.org/api/weathermaps" text:style-name="Internet_20_link" text:visited-style-name="Visited_20_Internet_20_Link"><text:span text:style-name="T149">https://openweathermap.org/api/weathermaps</text:span></text:a></text:p>
      <text:p text:style-name="P210"/>
      <text:p text:style-name="P210">找到了這個是可以用的；在小地圖中使用了；</text:p>
      <text:p text:style-name="P210"/>
      <text:p text:style-name="P203"><text:span text:style-name="T150">step</text:span><text:span text:style-name="T151">3：由於目前的風速度的設定太過簡單，看看能不能找到有更多豐富設定的風速api；</text:span></text:p>
      <text:p text:style-name="P207"/>
      <text:p text:style-name="P204">2 下載需求分析：</text:p>
      <text:p text:style-name="P204">q1：保存的視頻，是發給服務器，還是存留在本地客戶端？</text:p>
      <text:p text:style-name="P204">（q2：播放速度是否和clock速度一致？）</text:p>
      <text:p text:style-name="P204">q3：界面布局中，是不是要加入一個開始保存，最後停止保存的？還是直接播放開始就保存，最後到了終點的時候自動停止？</text:p>
      <text:p text:style-name="P204"/>
      <text:p text:style-name="P204"><text:soft-page-break/>功能設計：</text:p>
      <text:p text:style-name="P204">step<text:span text:style-name="T152">1：開始播放的時候，開始保存；</text:span></text:p>
      <text:p text:style-name="P204">step<text:span text:style-name="T152">2：播放結束的時候，自動下載；</text:span></text:p>
      <text:p text:style-name="P205">step3: <text:s text:c="2"/>可以暫停錄像；</text:p>
      <text:p text:style-name="P205"/>
      <text:p text:style-name="P206">4/27</text:p>
      <text:p text:style-name="P206">1 錄像與下載：</text:p>
      <text:p text:style-name="P206">可以顯示地名，但是為什麼不能顯示其他的標籤？<text:line-break/>連自帶的cesium 標籤的東西都無法顯示；</text:p>
      <text:p text:style-name="P206">可以研究一下，為什麼城市名的標籤可以顯示；</text:p>
      <text:p text:style-name="P206">城市名是用entity加入viewer中的，可以顯示；</text:p>
      <text:p text:style-name="P204"/>
      <text:p text:style-name="P230">4/28</text:p>
      <text:p text:style-name="P230">1 review：</text:p>
      <text:p text:style-name="P230">錄影和下載：</text:p>
      <text:p text:style-name="P231"><text:span text:style-name="T153">做一個ui可以點擊：開始錄影，下載；</text:span></text:p>
      <text:p text:style-name="P231"><text:span text:style-name="T153">找可以錄整個螢幕的工具；</text:span></text:p>
      <text:p text:style-name="P234"><text:span text:style-name="T153">(開始錄影，下載錄影</text:span></text:p>
      <text:p text:style-name="P234"><text:span text:style-name="T153">)</text:span></text:p>
      <text:p text:style-name="P231"><text:span text:style-name="T153">2 小地圖：</text:span></text:p>
      <text:p text:style-name="P231"><text:span text:style-name="T153">下面的標籤拿掉；</text:span></text:p>
      <text:p text:style-name="P231"><text:span text:style-name="T153">放大縮小的按鈕拿掉 or 縮小；</text:span></text:p>
      <text:p text:style-name="P231"><text:span text:style-name="T153"/></text:p>
      <text:p text:style-name="P232"><text:span text:style-name="T153">3 天氣：</text:span></text:p>
      <text:p text:style-name="P232"><text:span text:style-name="T153">風向，</text:span></text:p>
      <text:p text:style-name="P232"><text:soft-page-break/><text:span text:style-name="T153">下雨，下雪，霧霾等天氣；</text:span></text:p>
      <text:p text:style-name="P232"><text:span text:style-name="T153">類似於遊戲引擎；</text:span></text:p>
      <text:p text:style-name="P232"><text:span text:style-name="T153">第一：根據時間和gps數據抓天氣的資料；</text:span></text:p>
      <text:p text:style-name="P232"><text:span text:style-name="T153">第二：根據天氣的資料和gps數據放入模擬天氣的物件；</text:span></text:p>
      <text:p text:style-name="P232"><text:span text:style-name="T153"/></text:p>
      <text:p text:style-name="P251"><text:span text:style-name="T68">4 </text:span><text:span text:style-name="T158">relive</text:span><text:span text:style-name="T159">視角模仿</text:span></text:p>
      <text:p text:style-name="P232"><text:span text:style-name="T153">main： 最後的拉高，看到整個路徑的全景；</text:span></text:p>
      <text:p text:style-name="P232"><text:span text:style-name="T153">sub：調整成其他一兩個視角；</text:span></text:p>
      <text:p text:style-name="P249"/>
      <text:p text:style-name="P250">5 歸巢的時候，放煙火：</text:p>
      <text:p text:style-name="P248"><text:a xlink:type="simple" xlink:href="https://sandcastle.cesium.com/?src=Particle%20System%20Fireworks.html" text:style-name="Internet_20_link" text:visited-style-name="Visited_20_Internet_20_Link"><text:span text:style-name="T160">https://sandcastle.cesium.com/?src=Particle%20System%20Fireworks.html</text:span></text:a></text:p>
      <text:p text:style-name="P247"/>
      <text:p text:style-name="P233"><text:span text:style-name="T153"/></text:p>
      <text:p text:style-name="P235"><text:span text:style-name="T153">5/3</text:span></text:p>
      <text:p text:style-name="P235"><text:span text:style-name="T153">1 </text:span><text:span text:style-name="T154">錄影和下載：</text:span></text:p>
      <text:p text:style-name="P236"><text:span text:style-name="T154">bug：啟動之後，需要選擇窗口：需要去掉選擇窗口;</text:span></text:p>
      <text:p text:style-name="P237"><text:span text:style-name="T154">(</text:span></text:p>
      <text:p text:style-name="P237"><text:a xlink:type="simple" xlink:href="https://stackoverflow.com/questions/65928354/is-there-a-way-to-bypass-chrome-desktopcaptures-choose-media-screen" text:style-name="Internet_20_link" text:visited-style-name="Visited_20_Internet_20_Link"><text:span text:style-name="T154">https://stackoverflow.com/questions/65928354/is-there-a-way-to-bypass-chrome-desktopcaptures-choose-media-screen</text:span></text:a></text:p>
      <text:p text:style-name="P237"><text:span text:style-name="T154">這個是瀏覽器自帶的保護機制，需要進行選項操作；</text:span></text:p>
      <text:p text:style-name="P237"><text:span text:style-name="T153">)</text:span></text:p>
      <text:p text:style-name="P236"><text:span text:style-name="T154">點擊後，會自動開始錄取，改成點擊按鈕後再開始錄取；</text:span></text:p>
      <text:p text:style-name="P236"><text:span text:style-name="T154"/></text:p>
      <text:p text:style-name="P238"><text:soft-page-break/><text:span text:style-name="T154">2 relive視角模仿：</text:span></text:p>
      <text:p text:style-name="P238"><text:span text:style-name="T154">飛行完成之後，拉高到可以看到全景：</text:span></text:p>
      <text:p text:style-name="P239"><text:span text:style-name="T154">cesium的</text:span><text:span text:style-name="T153">clock的onstop不準確，無法被檢測出來；需要使用自定義的方法判斷是否到了；onstop；</text:span></text:p>
      <text:p text:style-name="P239"><text:span text:style-name="T153"/></text:p>
      <text:p text:style-name="P240"><text:span text:style-name="T153">3 3d天氣模擬：</text:span></text:p>
      <text:p text:style-name="P240"><text:span text:style-name="T153"/></text:p>
      <text:p text:style-name="P240"><text:a xlink:type="simple" xlink:href="https://sandcastle.cesium.com/?src=Particle%20System%20Weather.html" text:style-name="Internet_20_link" text:visited-style-name="Visited_20_Internet_20_Link"><text:span text:style-name="T153">https://sandcastle.cesium.com/?src=Particle%20System%20Weather.html</text:span></text:a></text:p>
      <text:p text:style-name="P240"><text:span text:style-name="T153"/></text:p>
      <text:p text:style-name="P240"><text:a xlink:type="simple" xlink:href="https://www.cg.com.tw/UnityParticleSystem/" text:style-name="Internet_20_link" text:visited-style-name="Visited_20_Internet_20_Link"><text:span text:style-name="T153">https://www.cg.com.tw/UnityParticleSystem/</text:span></text:a></text:p>
      <text:p text:style-name="P240"><text:span text:style-name="T153"/></text:p>
      <text:p text:style-name="P240"><text:span text:style-name="T153">step</text:span><text:span text:style-name="T155">1 ：抓取weatherData；</text:span></text:p>
      <text:p text:style-name="P240"><text:span text:style-name="T155">step2：根據weatherData進行演示；</text:span></text:p>
      <text:p text:style-name="P241"><text:span text:style-name="T153">（先試着演示颳風的效果；</text:span></text:p>
      <text:p text:style-name="P241"><text:span text:style-name="T153">先學習example中下雨的情況，之後再找風的圖片之後，再使用；</text:span></text:p>
      <text:p text:style-name="P242"><text:span text:style-name="T153">s1：設定rain的size和image等基本參數；</text:span></text:p>
      <text:p text:style-name="P242"><text:span text:style-name="T153">s2：設定update function；</text:span></text:p>
      <text:p text:style-name="P242"><text:span text:style-name="T153">s3：設定下雨的粒子系統；</text:span></text:p>
      <text:p text:style-name="P242"><text:span text:style-name="T153">s</text:span><text:span text:style-name="T157">4：根據鏡頭的位置變化，來進行位置更新；</text:span></text:p>
      <text:p text:style-name="P242"><text:span text:style-name="T153"/></text:p>
      <text:p text:style-name="P242"><text:span text:style-name="T153"/></text:p>
      <text:p text:style-name="P242"><text:span text:style-name="T153"/></text:p>
      <text:p text:style-name="P242"><text:span text:style-name="T153"/></text:p>
      <text:p text:style-name="P242"><text:soft-page-break/><text:span text:style-name="T153">bug列表</text:span><text:span text:style-name="T156">：</text:span></text:p>
      <text:p text:style-name="P243"><text:span text:style-name="T156">1 變卡了</text:span><text:span text:style-name="T153">，一直播放下雨之後，就會變卡，減少排放量試一試；結果：好很多；</text:span></text:p>
      <text:p text:style-name="P242"><text:span text:style-name="T156"/></text:p>
      <text:p text:style-name="P244"><text:span text:style-name="T156">研究一下rain</text:span><text:span text:style-name="T153">Update是怎麼實現的；</text:span></text:p>
      <text:p text:style-name="P241"><text:span text:style-name="T153">）</text:span></text:p>
      <text:p text:style-name="P241"><text:span text:style-name="T153"/></text:p>
      <text:p text:style-name="P245"><text:span text:style-name="T153">5/5</text:span></text:p>
      <text:p text:style-name="P245"><text:span text:style-name="T153">1 錄影和下載：</text:span></text:p>
      <text:p text:style-name="P245"><text:span text:style-name="T153">ui改成圖表icon；</text:span></text:p>
      <text:p text:style-name="P245"><text:span text:style-name="T153">record的那個紅色的圈圈，外圍有個黑色線（網上找找看）；查看手機的錄影的按鈕設計；</text:span></text:p>
      <text:p text:style-name="P245"><text:span text:style-name="T153"/></text:p>
      <text:p text:style-name="P246"><text:span text:style-name="T153">2 天氣效果：</text:span></text:p>
      <text:p text:style-name="P246"><text:span text:style-name="T153">查看一下車子排廢氣的example；</text:span></text:p>
      <text:p text:style-name="P241"><text:span text:style-name="T153"/></text:p>
      <text:p text:style-name="P240"><text:span text:style-name="T153"/></text:p>
      <text:p text:style-name="P238"><text:span text:style-name="T154"/></text:p>
      <text:p text:style-name="P238"><text:span text:style-name="T15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'Courier New', Courier, Monaco, monospace"/>
    <style:font-face style:name="Consolas2" svg:font-family="Consolas, Menlo, 'Lucida Console', 'Courier New'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Source Sans Pro1" svg:font-family="'Source Sans Pro', 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phasis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46:47.618744385</meta:creation-date>
    <dc:date>2022-05-06T20:31:52.261597057</dc:date>
    <meta:editing-duration>P9DT4H48M3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38" meta:paragraph-count="664" meta:word-count="8817" meta:character-count="15326" meta:non-whitespace-character-count="14851"/>
  </office:meta>
</office:document-meta>
</file>